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5.909cm"/>
    </style:style>
    <style:style style:name="co8" style:family="table-column">
      <style:table-column-properties fo:break-before="auto" style:column-width="8.087cm"/>
    </style:style>
    <style:style style:name="co9" style:family="table-column">
      <style:table-column-properties fo:break-before="auto" style:column-width="8.578cm"/>
    </style:style>
    <style:style style:name="co10" style:family="table-column">
      <style:table-column-properties fo:break-before="auto" style:column-width="7.407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10.349cm"/>
    </style:style>
    <style:style style:name="co15" style:family="table-column">
      <style:table-column-properties fo:break-before="auto" style:column-width="8.169cm"/>
    </style:style>
    <style:style style:name="co16" style:family="table-column">
      <style:table-column-properties fo:break-before="auto" style:column-width="9.232cm"/>
    </style:style>
    <style:style style:name="co17" style:family="table-column">
      <style:table-column-properties fo:break-before="auto" style:column-width="6.754cm"/>
    </style:style>
    <style:style style:name="co18" style:family="table-column">
      <style:table-column-properties fo:break-before="auto" style:column-width="6.235cm"/>
    </style:style>
    <style:style style:name="co19" style:family="table-column">
      <style:table-column-properties fo:break-before="auto" style:column-width="8.414cm"/>
    </style:style>
    <style:style style:name="co20" style:family="table-column">
      <style:table-column-properties fo:break-before="auto" style:column-width="7.026cm"/>
    </style:style>
    <style:style style:name="co21" style:family="table-column">
      <style:table-column-properties fo:break-before="auto" style:column-width="8.604cm"/>
    </style:style>
    <style:style style:name="co22" style:family="table-column">
      <style:table-column-properties fo:break-before="auto" style:column-width="6.154cm"/>
    </style:style>
    <style:style style:name="co23" style:family="table-column">
      <style:table-column-properties fo:break-before="auto" style:column-width="9.911cm"/>
    </style:style>
    <style:style style:name="co24" style:family="table-column">
      <style:table-column-properties fo:break-before="auto" style:column-width="9.585cm"/>
    </style:style>
    <style:style style:name="co25" style:family="table-column">
      <style:table-column-properties fo:break-before="auto" style:column-width="6.371cm"/>
    </style:style>
    <style:style style:name="co26" style:family="table-column">
      <style:table-column-properties fo:break-before="auto" style:column-width="7.652cm"/>
    </style:style>
    <style:style style:name="co27" style:family="table-column">
      <style:table-column-properties fo:break-before="auto" style:column-width="7.597cm"/>
    </style:style>
    <style:style style:name="co28" style:family="table-column">
      <style:table-column-properties fo:break-before="auto" style:column-width="7.625cm"/>
    </style:style>
    <style:style style:name="co29" style:family="table-column">
      <style:table-column-properties fo:break-before="auto" style:column-width="8.333cm"/>
    </style:style>
    <style:style style:name="co30" style:family="table-column">
      <style:table-column-properties fo:break-before="auto" style:column-width="6.807cm"/>
    </style:style>
    <style:style style:name="co31" style:family="table-column">
      <style:table-column-properties fo:break-before="auto" style:column-width="9.504cm"/>
    </style:style>
    <style:style style:name="co32" style:family="table-column">
      <style:table-column-properties fo:break-before="auto" style:column-width="6.971cm"/>
    </style:style>
    <style:style style:name="co33" style:family="table-column">
      <style:table-column-properties fo:break-before="auto" style:column-width="8.278cm"/>
    </style:style>
    <style:style style:name="co34" style:family="table-column">
      <style:table-column-properties fo:break-before="auto" style:column-width="10.375cm"/>
    </style:style>
    <style:style style:name="co35" style:family="table-column">
      <style:table-column-properties fo:break-before="auto" style:column-width="6.509cm"/>
    </style:style>
    <style:style style:name="co36" style:family="table-column">
      <style:table-column-properties fo:break-before="auto" style:column-width="9.394cm"/>
    </style:style>
    <style:style style:name="co37" style:family="table-column">
      <style:table-column-properties fo:break-before="auto" style:column-width="9.368cm"/>
    </style:style>
    <style:style style:name="co38" style:family="table-column">
      <style:table-column-properties fo:break-before="auto" style:column-width="8.795cm"/>
    </style:style>
    <style:style style:name="co39" style:family="table-column">
      <style:table-column-properties fo:break-before="auto" style:column-width="6.562cm"/>
    </style:style>
    <style:style style:name="co40" style:family="table-column">
      <style:table-column-properties fo:break-before="auto" style:column-width="9.013cm"/>
    </style:style>
    <style:style style:name="co41" style:family="table-column">
      <style:table-column-properties fo:break-before="auto" style:column-width="7.052cm"/>
    </style:style>
    <style:style style:name="co42" style:family="table-column">
      <style:table-column-properties fo:break-before="auto" style:column-width="7.706cm"/>
    </style:style>
    <style:style style:name="co43" style:family="table-column">
      <style:table-column-properties fo:break-before="auto" style:column-width="7.325cm"/>
    </style:style>
    <style:style style:name="co44" style:family="table-column">
      <style:table-column-properties fo:break-before="auto" style:column-width="7.135cm"/>
    </style:style>
    <style:style style:name="co45" style:family="table-column">
      <style:table-column-properties fo:break-before="auto" style:column-width="5.554cm"/>
    </style:style>
    <style:style style:name="co46" style:family="table-column">
      <style:table-column-properties fo:break-before="auto" style:column-width="7.571cm"/>
    </style:style>
    <style:style style:name="co47" style:family="table-column">
      <style:table-column-properties fo:break-before="auto" style:column-width="8.114cm"/>
    </style:style>
    <style:style style:name="co48" style:family="table-column">
      <style:table-column-properties fo:break-before="auto" style:column-width="7.19cm"/>
    </style:style>
    <style:style style:name="co49" style:family="table-column">
      <style:table-column-properties fo:break-before="auto" style:column-width="7.216cm"/>
    </style:style>
    <style:style style:name="co50" style:family="table-column">
      <style:table-column-properties fo:break-before="auto" style:column-width="8.551cm"/>
    </style:style>
    <style:style style:name="co51" style:family="table-column">
      <style:table-column-properties fo:break-before="auto" style:column-width="7.542cm"/>
    </style:style>
    <style:style style:name="co52" style:family="table-column">
      <style:table-column-properties fo:break-before="auto" style:column-width="7.161cm"/>
    </style:style>
    <style:style style:name="co53" style:family="table-column">
      <style:table-column-properties fo:break-before="auto" style:column-width="5.473cm"/>
    </style:style>
    <style:style style:name="co54" style:family="table-column">
      <style:table-column-properties fo:break-before="auto" style:column-width="5.636cm"/>
    </style:style>
    <style:style style:name="co55" style:family="table-column">
      <style:table-column-properties fo:break-before="auto" style:column-width="6.916cm"/>
    </style:style>
    <style:style style:name="co56" style:family="table-column">
      <style:table-column-properties fo:break-before="auto" style:column-width="6.78cm"/>
    </style:style>
    <style:style style:name="co57" style:family="table-column">
      <style:table-column-properties fo:break-before="auto" style:column-width="5.719cm"/>
    </style:style>
    <style:style style:name="co58" style:family="table-column">
      <style:table-column-properties fo:break-before="auto" style:column-width="6.26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2.257cm" svg:y="0.1cm">
            <draw:object draw:notify-on-update-of-ranges="Sheet1.I1:Sheet1.I1 Sheet1.I2:Sheet1.I12 Sheet1.J1:Sheet1.J1 Sheet1.J2:Sheet1.J12 Sheet1.K1:Sheet1.K1 Sheet1.K2:Sheet1.K1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5" table:number-columns-repeated="101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5875" calcext:value-type="float">
            <text:p>5875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5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table:formula="of:=COUNTIF([.$F$2:.$F$101];[.F3])" office:value-type="float" office:value="71" calcext:value-type="float">
            <text:p>7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table:formula="of:=COUNTIF([.$F$2:.$F$101];[.F4])" office:value-type="float" office:value="26" calcext:value-type="float">
            <text:p>26</text:p>
          </table:table-cell>
          <table:table-cell/>
          <table:table-cell office:value-type="string" calcext:value-type="string">
            <text:p>5501~600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6001~6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table:formula="of:=COUNTIF([.$F$2:.$F$101];[.F38])" office:value-type="float" office:value="3" calcext:value-type="float">
            <text:p>3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table:number-columns-repeated="2"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shapes>
          <draw:frame draw:z-index="0" draw:style-name="gr1" draw:text-style-name="P1" svg:width="15.99cm" svg:height="8.986cm" svg:x="35.677cm" svg:y="4.892cm">
            <draw:object draw:notify-on-update-of-ranges="Sheet2.H1:Sheet2.H1 Sheet2.H2:Sheet2.H12 Sheet2.I1:Sheet2.I1 Sheet2.I2:Sheet2.I12 Sheet2.J1:Sheet2.J1 Sheet2.J2:Sheet2.J1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9cm" svg:height="8.999cm" svg:x="119.752cm" svg:y="0.1cm">
            <draw:object draw:notify-on-update-of-ranges="Sheet2.AB1:Sheet2.AB1 Sheet2.AB2:Sheet2.AB12 Sheet2.AC1:Sheet2.AC1 Sheet2.AC2:Sheet2.AC12 Sheet2.AD1:Sheet2.AD1 Sheet2.AD2:Sheet2.AD1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984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5375" calcext:value-type="float">
            <text:p>5375</text:p>
          </table:table-cell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4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6列目)</text:p>
          </table:table-cell>
          <table:table-cell office:value-type="string" calcext:value-type="string">
            <text:p>左から12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table:formula="of:=COUNTIF([.$F$2:.$F$101];[.F4])" office:value-type="float" office:value="6" calcext:value-type="float">
            <text:p>6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5750" calcext:value-type="float">
            <text:p>575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]*[.Y2]" office:value-type="float" office:value="4875" calcext:value-type="float">
            <text:p>4875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]*[.AI2]" office:value-type="float" office:value="5250" calcext:value-type="float">
            <text:p>5250</text:p>
          </table:table-cell>
          <table:table-cell table:formula="of:=COUNTIF([.$AJ$2:.$AJ$101];[.AJ4])" office:value-type="float" office:value="44" calcext:value-type="float">
            <text:p>44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000" calcext:value-type="float">
            <text:p>5000</text:p>
          </table:table-cell>
          <table:table-cell table:formula="of:=COUNTIF([.$P$2:.$P$101];[.P17])" office:value-type="float" office:value="36" calcext:value-type="float">
            <text:p>36</text:p>
          </table:table-cell>
          <table:table-cell office:value-type="string" calcext:value-type="string">
            <text:p>4501~50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]*[.Y3]" office:value-type="float" office:value="5500" calcext:value-type="float">
            <text:p>5500</text:p>
          </table:table-cell>
          <table:table-cell table:formula="of:=COUNTIF([.$Z$2:.$Z$101];[.Z2])" office:value-type="float" office:value="21" calcext:value-type="float">
            <text:p>21</text:p>
          </table:table-cell>
          <table:table-cell office:value-type="string" calcext:value-type="string">
            <text:p>4501~5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]*[.AI3]" office:value-type="float" office:value="5250" calcext:value-type="float">
            <text:p>5250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5001~55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5750" calcext:value-type="float">
            <text:p>5750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]*[.Y4]" office:value-type="float" office:value="4750" calcext:value-type="float">
            <text:p>47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]*[.AI4]" office:value-type="float" office:value="4875" calcext:value-type="float">
            <text:p>4875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5001~55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table:formula="of:=COUNTIF([.$F$2:.$F$101];[.F2])" office:value-type="float" office:value="22" calcext:value-type="float">
            <text:p>22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5000" calcext:value-type="float">
            <text:p>500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5501~600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]*[.Y5]" office:value-type="float" office:value="5500" calcext:value-type="float">
            <text:p>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]*[.AI5]" office:value-type="float" office:value="5250" calcext:value-type="float">
            <text:p>5250</text:p>
          </table:table-cell>
          <table:table-cell table:formula="of:=COUNTIF([.$AJ$2:.$AJ$101];[.AJ14])" office:value-type="float" office:value="47" calcext:value-type="float">
            <text:p>47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750" calcext:value-type="float">
            <text:p>5750</text:p>
          </table:table-cell>
          <table:table-cell table:formula="of:=COUNTIF([.$P$2:.$P$101];[.P2])" office:value-type="float" office:value="61" calcext:value-type="float">
            <text:p>61</text:p>
          </table:table-cell>
          <table:table-cell office:value-type="string" calcext:value-type="string">
            <text:p>6001~6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]*[.Y6]" office:value-type="float" office:value="5500" calcext:value-type="float">
            <text:p>5500</text:p>
          </table:table-cell>
          <table:table-cell table:formula="of:=COUNTIF([.$Z$2:.$Z$101];[.Z22])" office:value-type="float" office:value="54" calcext:value-type="float">
            <text:p>54</text:p>
          </table:table-cell>
          <table:table-cell office:value-type="string" calcext:value-type="string">
            <text:p>6001~6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]*[.AI6]" office:value-type="float" office:value="4875" calcext:value-type="float">
            <text:p>4875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5000" calcext:value-type="float">
            <text:p>5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7]*[.Y7]" office:value-type="float" office:value="4750" calcext:value-type="float">
            <text:p>475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7]*[.AI7]" office:value-type="float" office:value="6500" calcext:value-type="float">
            <text:p>65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6501~7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table:formula="of:=COUNTIF([.$F$2:.$F$101];[.F6])" office:value-type="float" office:value="70" calcext:value-type="float">
            <text:p>7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5000" calcext:value-type="float">
            <text:p>5000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]*[.Y8]" office:value-type="float" office:value="4750" calcext:value-type="float">
            <text:p>4750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]*[.AI8]" office:value-type="float" office:value="5250" calcext:value-type="float">
            <text:p>5250</text:p>
          </table:table-cell>
          <table:table-cell table:formula="of:=COUNTIF([.$AJ$2:.$AJ$101];[.AJ101])" office:value-type="float" office:value="9" calcext:value-type="float">
            <text:p>9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750" calcext:value-type="float">
            <text:p>5750</text:p>
          </table:table-cell>
          <table:table-cell table:formula="of:=COUNTIF([.$P$2:.$P$101];[.P15])" office:value-type="float" office:value="3" calcext:value-type="float">
            <text:p>3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]*[.Y9]" office:value-type="float" office:value="5500" calcext:value-type="float">
            <text:p>5500</text:p>
          </table:table-cell>
          <table:table-cell table:formula="of:=COUNTIF([.$Z$2:.$Z$101];[.Z25])" office:value-type="float" office:value="23" calcext:value-type="float">
            <text:p>23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]*[.AI9]" office:value-type="float" office:value="5250" calcext:value-type="float">
            <text:p>5250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5000" calcext:value-type="float">
            <text:p>50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10]*[.Y10]" office:value-type="float" office:value="4750" calcext:value-type="float">
            <text:p>47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0]*[.AI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table:formula="of:=COUNTIF([.$F$2:.$F$101];[.F18])" office:value-type="float" office:value="2" calcext:value-type="float">
            <text:p>2</text:p>
          </table:table-cell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5750" calcext:value-type="float">
            <text:p>57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1]*[.Y11]" office:value-type="float" office:value="4875" calcext:value-type="float">
            <text:p>4875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1]*[.AI11]" office:value-type="float" office:value="5250" calcext:value-type="float">
            <text:p>5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5750" calcext:value-type="float">
            <text:p>57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X12]*[.Y12]" office:value-type="float" office:value="6500" calcext:value-type="float">
            <text:p>6500</text:p>
          </table:table-cell>
          <table:table-cell table:formula="of:=COUNTIF([.$Z$2:.$Z$101];[.Z49])" office:value-type="float" office:value="2" calcext:value-type="float">
            <text:p>2</text:p>
          </table:table-cell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12]*[.AI12]" office:value-type="float" office:value="6500" calcext:value-type="float">
            <text:p>65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13]*[.Y13]" office:value-type="float" office:value="4750" calcext:value-type="float">
            <text:p>47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13]*[.AI1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4]*[.Y14]" office:value-type="float" office:value="4875" calcext:value-type="float">
            <text:p>48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4]*[.AI1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6500" calcext:value-type="float">
            <text:p>6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5]*[.Y15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5]*[.AI1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6]*[.Y16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6]*[.AI1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000" calcext:value-type="float">
            <text:p>5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7]*[.Y17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7]*[.AI1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5750" calcext:value-type="float">
            <text:p>5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8]*[.Y18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8]*[.AI1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5750" calcext:value-type="float">
            <text:p>5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9]*[.Y19]" office:value-type="float" office:value="4875" calcext:value-type="float">
            <text:p>487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19]*[.AI1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5000" calcext:value-type="float">
            <text:p>5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20]*[.Y20]" office:value-type="float" office:value="4750" calcext:value-type="float">
            <text:p>4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0]*[.AI2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000" calcext:value-type="float">
            <text:p>5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1]*[.Y2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1]*[.AI2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5000" calcext:value-type="float">
            <text:p>5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2]*[.Y22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2]*[.AI2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3]*[.Y23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3]*[.AI2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4]*[.Y24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4]*[.AI2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25]*[.Y25]" office:value-type="float" office:value="4750" calcext:value-type="float">
            <text:p>4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5]*[.AI2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6]*[.Y2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6]*[.AI2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5750" calcext:value-type="float">
            <text:p>5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7]*[.Y27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27]*[.AI2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6500" calcext:value-type="float">
            <text:p>6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28]*[.Y28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8]*[.AI2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29]*[.Y29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29]*[.AI29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0]*[.Y30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0]*[.AI3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1]*[.Y31]" office:value-type="float" office:value="4750" calcext:value-type="float">
            <text:p>4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1]*[.AI3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2]*[.Y3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32]*[.AI32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3]*[.Y33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3]*[.AI3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000" calcext:value-type="float">
            <text:p>5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4]*[.Y34]" office:value-type="float" office:value="4750" calcext:value-type="float">
            <text:p>4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4]*[.AI3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5750" calcext:value-type="float">
            <text:p>5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5]*[.Y35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5]*[.AI3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5000" calcext:value-type="float">
            <text:p>5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36]*[.Y36]" office:value-type="float" office:value="4750" calcext:value-type="float">
            <text:p>47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6]*[.AI3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5750" calcext:value-type="float">
            <text:p>5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7]*[.Y37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7]*[.AI3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000" calcext:value-type="float">
            <text:p>5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38]*[.Y38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38]*[.AI3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5000" calcext:value-type="float">
            <text:p>5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39]*[.Y39]" office:value-type="float" office:value="4875" calcext:value-type="float">
            <text:p>487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39]*[.AI3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5000" calcext:value-type="float">
            <text:p>5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0]*[.Y40]" office:value-type="float" office:value="4750" calcext:value-type="float">
            <text:p>4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0]*[.AI4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1]*[.Y41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1]*[.AI4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2]*[.Y42]" office:value-type="float" office:value="4750" calcext:value-type="float">
            <text:p>4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2]*[.AI4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3]*[.Y43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3]*[.AI4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4]*[.Y44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4]*[.AI4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6500" calcext:value-type="float">
            <text:p>6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5]*[.Y45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5]*[.AI4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6]*[.Y46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6]*[.AI4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47]*[.Y47]" office:value-type="float" office:value="4750" calcext:value-type="float">
            <text:p>4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47]*[.AI4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48]*[.Y48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48]*[.AI48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X49]*[.Y49]" office:value-type="float" office:value="6500" calcext:value-type="float">
            <text:p>6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49]*[.AI49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0]*[.Y50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0]*[.AI5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5000" calcext:value-type="float">
            <text:p>5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1]*[.Y51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1]*[.AI5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2]*[.Y52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2]*[.AI5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5000" calcext:value-type="float">
            <text:p>5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3]*[.Y53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3]*[.AI53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5750" calcext:value-type="float">
            <text:p>57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54]*[.Y54]" office:value-type="float" office:value="4750" calcext:value-type="float">
            <text:p>4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4]*[.AI5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5]*[.Y55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5]*[.AI5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5000" calcext:value-type="float">
            <text:p>5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6]*[.Y56]" office:value-type="float" office:value="5500" calcext:value-type="float">
            <text:p>55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6]*[.AI5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000" calcext:value-type="float">
            <text:p>5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57]*[.Y57]" office:value-type="float" office:value="4875" calcext:value-type="float">
            <text:p>48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57]*[.AI5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5000" calcext:value-type="float">
            <text:p>5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58]*[.Y58]" office:value-type="float" office:value="4750" calcext:value-type="float">
            <text:p>4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58]*[.AI58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59]*[.Y59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59]*[.AI59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0]*[.Y60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0]*[.AI6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000" calcext:value-type="float">
            <text:p>5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1]*[.Y61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1]*[.AI6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750" calcext:value-type="float">
            <text:p>5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2]*[.Y62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2]*[.AI6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63]*[.Y63]" office:value-type="float" office:value="4750" calcext:value-type="float">
            <text:p>4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3]*[.AI6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4]*[.Y64]" office:value-type="float" office:value="4875" calcext:value-type="float">
            <text:p>487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4]*[.AI6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5]*[.Y65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65]*[.AI6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5000" calcext:value-type="float">
            <text:p>5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6]*[.Y66]" office:value-type="float" office:value="5500" calcext:value-type="float">
            <text:p>55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6]*[.AI6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67]*[.Y67]" office:value-type="float" office:value="4750" calcext:value-type="float">
            <text:p>47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7]*[.AI6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750" calcext:value-type="float">
            <text:p>57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68]*[.Y68]" office:value-type="float" office:value="4875" calcext:value-type="float">
            <text:p>48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8]*[.AI6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69]*[.Y69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69]*[.AI6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0]*[.Y70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0]*[.AI7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5000" calcext:value-type="float">
            <text:p>5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1]*[.Y71]" office:value-type="float" office:value="4875" calcext:value-type="float">
            <text:p>4875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1]*[.AI71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5750" calcext:value-type="float">
            <text:p>57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2]*[.Y72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2]*[.AI72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3]*[.Y73]" office:value-type="float" office:value="4875" calcext:value-type="float">
            <text:p>487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3]*[.AI7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4]*[.Y74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74]*[.AI74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5750" calcext:value-type="float">
            <text:p>5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5]*[.Y75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5]*[.AI7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76]*[.Y76]" office:value-type="float" office:value="4750" calcext:value-type="float">
            <text:p>4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6]*[.AI7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5750" calcext:value-type="float">
            <text:p>57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7]*[.Y77]" office:value-type="float" office:value="5500" calcext:value-type="float">
            <text:p>55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77]*[.AI77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78]*[.Y78]" office:value-type="float" office:value="4875" calcext:value-type="float">
            <text:p>4875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8]*[.AI7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79]*[.Y79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79]*[.AI7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000" calcext:value-type="float">
            <text:p>5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0]*[.Y80]" office:value-type="float" office:value="4750" calcext:value-type="float">
            <text:p>4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0]*[.AI8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1]*[.Y8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1]*[.AI8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2]*[.Y82]" office:value-type="float" office:value="4875" calcext:value-type="float">
            <text:p>487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2]*[.AI8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5000" calcext:value-type="float">
            <text:p>5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3]*[.Y83]" office:value-type="float" office:value="4875" calcext:value-type="float">
            <text:p>487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3]*[.AI8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5000" calcext:value-type="float">
            <text:p>5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4]*[.Y84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4]*[.AI84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750" calcext:value-type="float">
            <text:p>57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5]*[.Y85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85]*[.AI85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5750" calcext:value-type="float">
            <text:p>5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6]*[.Y86]" office:value-type="float" office:value="4750" calcext:value-type="float">
            <text:p>4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6]*[.AI86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750" calcext:value-type="float">
            <text:p>57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87]*[.Y87]" office:value-type="float" office:value="4750" calcext:value-type="float">
            <text:p>47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87]*[.AI87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5000" calcext:value-type="float">
            <text:p>5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88]*[.Y88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8]*[.AI8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5000" calcext:value-type="float">
            <text:p>5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89]*[.Y89]" office:value-type="float" office:value="4875" calcext:value-type="float">
            <text:p>487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89]*[.AI89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5750" calcext:value-type="float">
            <text:p>57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0]*[.Y90]" office:value-type="float" office:value="5500" calcext:value-type="float">
            <text:p>55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0]*[.AI90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5000" calcext:value-type="float">
            <text:p>5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91]*[.Y91]" office:value-type="float" office:value="4750" calcext:value-type="float">
            <text:p>47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1]*[.AI91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000" calcext:value-type="float">
            <text:p>5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2]*[.Y9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2]*[.AI92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5750" calcext:value-type="float">
            <text:p>57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3]*[.Y93]" office:value-type="float" office:value="5500" calcext:value-type="float">
            <text:p>55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3]*[.AI93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5750" calcext:value-type="float">
            <text:p>5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X94]*[.Y94]" office:value-type="float" office:value="4750" calcext:value-type="float">
            <text:p>47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4]*[.AI94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5750" calcext:value-type="float">
            <text:p>57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5]*[.Y95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5]*[.AI95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5000" calcext:value-type="float">
            <text:p>5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96]*[.Y96]" office:value-type="float" office:value="4875" calcext:value-type="float">
            <text:p>487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96]*[.AI96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5750" calcext:value-type="float">
            <text:p>57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7]*[.Y97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7]*[.AI97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5750" calcext:value-type="float">
            <text:p>57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8]*[.Y98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H98]*[.AI98]" office:value-type="float" office:value="4875" calcext:value-type="float">
            <text:p>4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5750" calcext:value-type="float">
            <text:p>57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99]*[.Y99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99]*[.AI99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750" calcext:value-type="float">
            <text:p>57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X100]*[.Y100]" office:value-type="float" office:value="4875" calcext:value-type="float">
            <text:p>4875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H100]*[.AI100]" office:value-type="float" office:value="5250" calcext:value-type="float">
            <text:p>5250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5750" calcext:value-type="float">
            <text:p>57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X101]*[.Y101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H101]*[.AI101]" office:value-type="float" office:value="6500" calcext:value-type="float">
            <text:p>6500</text:p>
          </table:table-cell>
          <table:table-cell table:number-columns-repeated="98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frame draw:z-index="0" draw:style-name="gr1" draw:text-style-name="P1" svg:width="15.987cm" svg:height="8.986cm" svg:x="22.291cm" svg:y="5.444cm">
            <draw:object draw:notify-on-update-of-ranges="Sheet3.R1:Sheet3.R1 Sheet3.R2:Sheet3.R12 Sheet3.S1:Sheet3.S1 Sheet3.S2:Sheet3.S12 Sheet3.T1:Sheet3.T1 Sheet3.T2:Sheet3.T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8.206cm" svg:y="3.596cm">
            <draw:object draw:notify-on-update-of-ranges="Sheet3.H1:Sheet3.H1 Sheet3.H2:Sheet3.H12 Sheet3.I1:Sheet3.I1 Sheet3.I2:Sheet3.I12 Sheet3.J1:Sheet3.J1 Sheet3.J2:Sheet3.J1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15" table:default-cell-style-name="ce1"/>
        <table:table-column table:style-name="co23" table:default-cell-style-name="ce1"/>
        <table:table-column table:style-name="co24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994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4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5列目)</text:p>
          </table:table-cell>
          <table:table-cell office:value-type="string" calcext:value-type="string">
            <text:p>左から13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6250" calcext:value-type="float">
            <text:p>625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]*[.Y2]" office:value-type="float" office:value="5000" calcext:value-type="float">
            <text:p>50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table:formula="of:=COUNTIF([.$F$2:.$F$101];[.F5])" office:value-type="float" office:value="42" calcext:value-type="float">
            <text:p>42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500" calcext:value-type="float">
            <text:p>5500</text:p>
          </table:table-cell>
          <table:table-cell table:formula="of:=COUNTIF([.$P$2:.$P$101];[.P6])" office:value-type="float" office:value="38" calcext:value-type="float">
            <text:p>38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 列目 左から１3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]*[.Y3]" office:value-type="float" office:value="5000" calcext:value-type="float">
            <text:p>5000</text:p>
          </table:table-cell>
          <table:table-cell table:formula="of:=COUNTIF([.$Z$2:.$Z$101];[.Z2])" office:value-type="float" office:value="48" calcext:value-type="float">
            <text:p>48</text:p>
          </table:table-cell>
          <table:table-cell office:value-type="string" calcext:value-type="string">
            <text:p>4501~500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6250" calcext:value-type="float">
            <text:p>6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]*[.Y4]" office:value-type="float" office:value="5000" calcext:value-type="float">
            <text:p>5000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501~6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5501~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]*[.Y5]" office:value-type="float" office:value="5750" calcext:value-type="float">
            <text:p>5750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5501~6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table:formula="of:=COUNTIF([.$F$2:.$F$101];[.F7])" office:value-type="float" office:value="51" calcext:value-type="float">
            <text:p>51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500" calcext:value-type="float">
            <text:p>5500</text:p>
          </table:table-cell>
          <table:table-cell table:formula="of:=COUNTIF([.$P$2:.$P$101];[.P4])" office:value-type="float" office:value="57" calcext:value-type="float">
            <text:p>57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]*[.Y6]" office:value-type="float" office:value="5000" calcext:value-type="float">
            <text:p>5000</text:p>
          </table:table-cell>
          <table:table-cell table:formula="of:=COUNTIF([.$Z$2:.$Z$101];[.Z9])" office:value-type="float" office:value="45" calcext:value-type="float">
            <text:p>45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6250" calcext:value-type="float">
            <text:p>625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]*[.Y7]" office:value-type="float" office:value="5000" calcext:value-type="float">
            <text:p>5000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6250" calcext:value-type="float">
            <text:p>625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]*[.Y8]" office:value-type="float" office:value="5750" calcext:value-type="float">
            <text:p>575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7001~7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table:formula="of:=COUNTIF([.$F$2:.$F$101];[.F11])" office:value-type="float" office:value="51" calcext:value-type="float">
            <text:p>51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500" calcext:value-type="float">
            <text:p>5500</text:p>
          </table:table-cell>
          <table:table-cell table:formula="of:=COUNTIF([.$P$2:.$P$101];[.P40])" office:value-type="float" office:value="5" calcext:value-type="float">
            <text:p>5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]*[.Y9]" office:value-type="float" office:value="5750" calcext:value-type="float">
            <text:p>5750</text:p>
          </table:table-cell>
          <table:table-cell table:formula="of:=COUNTIF([.$Z$2:.$Z$101];[.Z11])" office:value-type="float" office:value="7" calcext:value-type="float">
            <text:p>7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6250" calcext:value-type="float">
            <text:p>6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]*[.Y10]" office:value-type="float" office:value="5000" calcext:value-type="float">
            <text:p>50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5500" calcext:value-type="float">
            <text:p>55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1]*[.Y11]" office:value-type="float" office:value="7000" calcext:value-type="float">
            <text:p>7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2]*[.Y12]" office:value-type="float" office:value="5000" calcext:value-type="float">
            <text:p>50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3]*[.Y1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4]*[.Y1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5]*[.Y15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16]*[.Y16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7]*[.Y1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18]*[.Y1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9]*[.Y1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0]*[.Y2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1]*[.Y2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2]*[.Y2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3]*[.Y2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4]*[.Y2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5]*[.Y2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6]*[.Y2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7]*[.Y2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28]*[.Y2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29]*[.Y2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0]*[.Y3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1]*[.Y31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2]*[.Y3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3]*[.Y3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4]*[.Y3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5]*[.Y3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6]*[.Y3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37]*[.Y3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38]*[.Y38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39]*[.Y3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0]*[.Y4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1]*[.Y4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2]*[.Y4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3]*[.Y4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4]*[.Y4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5]*[.Y4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6]*[.Y4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7]*[.Y4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48]*[.Y4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49]*[.Y4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0]*[.Y5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51]*[.Y51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2]*[.Y5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3]*[.Y5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4]*[.Y5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5500" calcext:value-type="float">
            <text:p>55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5]*[.Y5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6]*[.Y5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57]*[.Y5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8]*[.Y5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59]*[.Y5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0]*[.Y6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500" calcext:value-type="float">
            <text:p>55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1]*[.Y6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500" calcext:value-type="float">
            <text:p>55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62]*[.Y62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5500" calcext:value-type="float">
            <text:p>55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3]*[.Y6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4]*[.Y6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5]*[.Y6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6]*[.Y6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7]*[.Y6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500" calcext:value-type="float">
            <text:p>55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8]*[.Y68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69]*[.Y6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0]*[.Y7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1]*[.Y7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2]*[.Y7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500" calcext:value-type="float">
            <text:p>55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3]*[.Y7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4]*[.Y74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5]*[.Y75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6250" calcext:value-type="float">
            <text:p>625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6]*[.Y76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7]*[.Y7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500" calcext:value-type="float">
            <text:p>55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78]*[.Y7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79]*[.Y79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500" calcext:value-type="float">
            <text:p>55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0]*[.Y80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1]*[.Y8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2]*[.Y82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3]*[.Y83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4]*[.Y8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500" calcext:value-type="float">
            <text:p>55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5]*[.Y8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6250" calcext:value-type="float">
            <text:p>6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6]*[.Y8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500" calcext:value-type="float">
            <text:p>55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87]*[.Y87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8]*[.Y88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89]*[.Y8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0]*[.Y90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1]*[.Y9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500" calcext:value-type="float">
            <text:p>55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92]*[.Y92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3]*[.Y93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4]*[.Y94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5]*[.Y95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6250" calcext:value-type="float">
            <text:p>625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X96]*[.Y96]" office:value-type="float" office:value="5750" calcext:value-type="float">
            <text:p>575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5500" calcext:value-type="float">
            <text:p>55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7]*[.Y97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X98]*[.Y98]" office:value-type="float" office:value="7000" calcext:value-type="float">
            <text:p>7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99]*[.Y99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500" calcext:value-type="float">
            <text:p>55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0]*[.Y100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X101]*[.Y101]" office:value-type="float" office:value="5000" calcext:value-type="float">
            <text:p>5000</text:p>
          </table:table-cell>
          <table:table-cell table:number-columns-repeated="99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shapes>
          <draw:frame draw:z-index="0" draw:style-name="gr1" draw:text-style-name="P1" svg:width="15.999cm" svg:height="8.999cm" svg:x="32.232cm" svg:y="3.82cm">
            <draw:object draw:notify-on-update-of-ranges="Sheet4.H1:Sheet4.H1 Sheet4.H2:Sheet4.H12 Sheet4.I1:Sheet4.I1 Sheet4.I2:Sheet4.I12 Sheet4.J1:Sheet4.J1 Sheet4.J2:Sheet4.J1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1cm" svg:height="8.986cm" svg:x="48.877cm" svg:y="3.43cm">
            <draw:object draw:notify-on-update-of-ranges="Sheet4.S1:Sheet4.S1 Sheet4.S2:Sheet4.S12 Sheet4.T1:Sheet4.T1 Sheet4.T2:Sheet4.T12 Sheet4.U1:Sheet4.U1 Sheet4.U2:Sheet4.U1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5" table:number-columns-repeated="1003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4列目)</text:p>
          </table:table-cell>
          <table:table-cell office:value-type="string" calcext:value-type="string">
            <text:p>左から11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/>
          <table:table-cell office:value-type="string" calcext:value-type="string">
            <text:p>評価関数(4列目)</text:p>
          </table:table-cell>
          <table:table-cell office:value-type="string" calcext:value-type="string">
            <text:p>左から12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]*[.P2]" office:value-type="float" office:value="5500" calcext:value-type="float">
            <text:p>5500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table:formula="of:=COUNTIF([.$F$2:.$F$101];[.F10])" office:value-type="float" office:value="50" calcext:value-type="float">
            <text:p>50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]*[.P3]" office:value-type="float" office:value="5500" calcext:value-type="float">
            <text:p>5500</text:p>
          </table:table-cell>
          <table:table-cell table:formula="of:=COUNTIF([.$Q$2:.$Q$101];[.Q4])" office:value-type="float" office:value="53" calcext:value-type="float">
            <text:p>53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]*[.P4]" office:value-type="float" office:value="5500" calcext:value-type="float">
            <text:p>5500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501~60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]*[.P5]" office:value-type="float" office:value="6250" calcext:value-type="float">
            <text:p>6250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table:formula="of:=COUNTIF([.$F$2:.$F$101];[.F2])" office:value-type="float" office:value="39" calcext:value-type="float">
            <text:p>39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]*[.P6]" office:value-type="float" office:value="5500" calcext:value-type="float">
            <text:p>5500</text:p>
          </table:table-cell>
          <table:table-cell table:formula="of:=COUNTIF([.$Q$2:.$Q$101];[.Q5])" office:value-type="float" office:value="37" calcext:value-type="float">
            <text:p>37</text:p>
          </table:table-cell>
          <table:table-cell office:value-type="string" calcext:value-type="string">
            <text:p>6001~650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]*[.P7]" office:value-type="float" office:value="5500" calcext:value-type="float">
            <text:p>5500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7001~75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]*[.P8]" office:value-type="float" office:value="5500" calcext:value-type="float">
            <text:p>55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7001~75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table:formula="of:=COUNTIF([.$F$2:.$F$101];[.F17])" office:value-type="float" office:value="11" calcext:value-type="float">
            <text:p>11</text:p>
          </table:table-cell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]*[.P9]" office:value-type="float" office:value="5500" calcext:value-type="float">
            <text:p>5500</text:p>
          </table:table-cell>
          <table:table-cell table:formula="of:=COUNTIF([.$Q$2:.$Q$101];[.Q37])" office:value-type="float" office:value="10" calcext:value-type="float">
            <text:p>10</text:p>
          </table:table-cell>
          <table:table-cell office:value-type="string" calcext:value-type="string">
            <text:p>7501~8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]*[.P10]" office:value-type="float" office:value="5500" calcext:value-type="float">
            <text:p>5500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1]*[.P11]" office:value-type="float" office:value="6250" calcext:value-type="float">
            <text:p>6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2]*[.P12]" office:value-type="float" office:value="5500" calcext:value-type="float">
            <text:p>550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3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3]*[.P13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4]*[.P1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5]*[.P1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6]*[.P16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7]*[.P1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18]*[.P18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19]*[.P1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0]*[.P2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1]*[.P2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2]*[.P2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3]*[.P2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4]*[.P2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25]*[.P2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6]*[.P2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7]*[.P2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8]*[.P2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29]*[.P2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0]*[.P3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1]*[.P3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2]*[.P3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3]*[.P3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4]*[.P3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5]*[.P3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36]*[.P3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37]*[.P37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38]*[.P3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39]*[.P3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0]*[.P4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1]*[.P4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2]*[.P4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3]*[.P43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4]*[.P4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5]*[.P4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6]*[.P4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47]*[.P4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48]*[.P4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49]*[.P4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0]*[.P5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1]*[.P5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2]*[.P5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53]*[.P53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4]*[.P5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5]*[.P5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56]*[.P56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7]*[.P5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58]*[.P5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59]*[.P59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0]*[.P6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1]*[.P6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2]*[.P6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3]*[.P6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4]*[.P6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5]*[.P6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66]*[.P6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67]*[.P67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8]*[.P6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69]*[.P6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0]*[.P70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1]*[.P71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2]*[.P7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73]*[.P73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4]*[.P74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5]*[.P7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6]*[.P7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7]*[.P77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78]*[.P7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79]*[.P7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0]*[.P8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1]*[.P8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2]*[.P82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3]*[.P83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4]*[.P84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5]*[.P85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6]*[.P8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7]*[.P87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88]*[.P88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89]*[.P89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0]*[.P9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91]*[.P91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2]*[.P92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3]*[.P93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O94]*[.P94]" office:value-type="float" office:value="7500" calcext:value-type="float">
            <text:p>7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5]*[.P95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6]*[.P96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7]*[.P97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98]*[.P98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O99]*[.P99]" office:value-type="float" office:value="6250" calcext:value-type="float">
            <text:p>625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0]*[.P100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O101]*[.P101]" office:value-type="float" office:value="5500" calcext:value-type="float">
            <text:p>5500</text:p>
          </table:table-cell>
          <table:table-cell table:number-columns-repeated="100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shapes>
          <draw:frame draw:z-index="0" draw:style-name="gr1" draw:text-style-name="P1" svg:width="15.999cm" svg:height="8.999cm" svg:x="152.654cm" svg:y="2.65cm">
            <draw:object draw:notify-on-update-of-ranges="Sheet5.AO1:Sheet5.AO1 Sheet5.AO2:Sheet5.AO12 Sheet5.AP1:Sheet5.AP1 Sheet5.AP2:Sheet5.AP12 Sheet5.AQ1:Sheet5.AQ1 Sheet5.AQ2:Sheet5.AQ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32.535cm" svg:y="2.273cm">
            <draw:object draw:notify-on-update-of-ranges="Sheet5.AB1:Sheet5.AB1 Sheet5.AB2:Sheet5.AB12 Sheet5.AC1:Sheet5.AC1 Sheet5.AC2:Sheet5.AC12 Sheet5.AD1:Sheet5.AD1 Sheet5.AD2:Sheet5.AD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52.483cm" svg:y="0.1cm">
            <draw:object draw:notify-on-update-of-ranges="Sheet5.H1:Sheet5.H1 Sheet5.H2:Sheet5.H12 Sheet5.I1:Sheet5.I1 Sheet5.I2:Sheet5.I12 Sheet5.J1:Sheet5.J1 Sheet5.J2:Sheet5.J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number-columns-repeated="4" table:default-cell-style-name="ce1"/>
        <table:table-column table:style-name="co7" table:number-columns-repeated="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5" table:number-columns-repeated="4" table:default-cell-style-name="ce1"/>
        <table:table-column table:style-name="co7" table:number-columns-repeated="4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7" table:number-columns-repeated="3" table:default-cell-style-name="ce1"/>
        <table:table-column table:style-name="co5" table:number-columns-repeated="981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float" office:value="6250" calcext:value-type="float">
            <text:p>6250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評価関数(3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table:formula="of:=COUNTIF([.$F$2:.$F$101];[.F3])" office:value-type="float" office:value="50" calcext:value-type="float">
            <text:p>5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]*[.O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2]*[.X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formula="of:=COUNTIF([.$Y$2:.$Y$101];[.Y2])" office:value-type="float" office:value="35" calcext:value-type="float">
            <text:p>35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2]*[.AI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$AJ$2:.$AJ$101];[.AJ2])" office:value-type="float" office:value="20" calcext:value-type="float">
            <text:p>2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]*[.O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P2]+[.P5]+[.P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]*[.X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3]*[.AI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J3]+[.AJ4]/2" office:value-type="float" office:value="10875" calcext:value-type="float">
            <text:p>10875</text:p>
          </table:table-cell>
          <table:table-cell table:number-columns-repeated="2"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]*[.O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4]*[.X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]*[.AI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750" calcext:value-type="float">
            <text:p>77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table:formula="of:=COUNTIF([.$F$2:.$F$101];[.F4])" office:value-type="float" office:value="45" calcext:value-type="float">
            <text:p>45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]*[.O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]*[.X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formula="of:=COUNTIF([.$Y$2:.$Y$101];[.Y3])" office:value-type="float" office:value="65" calcext:value-type="float">
            <text:p>65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5]*[.AI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COUNTIF([.$AJ$2:.$AJ$101];[.AJ4])" office:value-type="float" office:value="79" calcext:value-type="float">
            <text:p>79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/>
          <table:table-cell office:value-type="string" calcext:value-type="string">
            <text:p>6001~65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]*[.O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]*[.X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6]*[.AI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6501~700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]*[.O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P2:.P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7]*[.X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501~7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]*[.AI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J2:.AJ101])" office:value-type="float" office:value="7602.5" calcext:value-type="float">
            <text:p>7602.5</text:p>
          </table:table-cell>
          <table:table-cell table:number-columns-repeated="2"/>
          <table:table-cell office:value-type="string" calcext:value-type="string">
            <text:p>6501~7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table:formula="of:=COUNTIF([.$F$2:.$F$101];[.F26])" office:value-type="float" office:value="5" calcext:value-type="float">
            <text:p>5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]*[.O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]*[.X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]*[.AI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]*[.O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9]*[.X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]*[.AI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7501~80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]*[.O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10]*[.X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0]*[.AI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8001~8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1]*[.O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1]*[.X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11]*[.AI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8501~9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2]*[.O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2]*[.X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12]*[.AI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3]*[.O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3]*[.X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13]*[.AI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4]*[.O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4]*[.X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4]*[.AI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5]*[.O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5]*[.X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5]*[.AI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6]*[.O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6]*[.X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6]*[.AI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7]*[.O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7]*[.X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7]*[.AI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18]*[.O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18]*[.X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8]*[.AI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9]*[.O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19]*[.X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9]*[.AI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0]*[.O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0]*[.X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0]*[.AI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1]*[.O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1]*[.X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1]*[.AI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2]*[.O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2]*[.X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2]*[.AI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3]*[.O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23]*[.X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3]*[.AI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4]*[.O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4]*[.X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4]*[.AI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5]*[.O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5]*[.X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5]*[.AI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6]*[.O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26]*[.X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6]*[.AI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7]*[.O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7]*[.X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7]*[.AI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28]*[.O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28]*[.X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28]*[.AI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29]*[.O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29]*[.X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29]*[.AI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0]*[.O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0]*[.X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0]*[.AI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1]*[.O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31]*[.X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1]*[.AI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2]*[.O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2]*[.X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2]*[.AI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3]*[.O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33]*[.X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3]*[.AI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4]*[.O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34]*[.X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4]*[.AI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5]*[.O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35]*[.X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5]*[.AI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6]*[.O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6]*[.X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6]*[.AI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37]*[.O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7]*[.X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7]*[.AI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38]*[.O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38]*[.X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38]*[.AI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39]*[.O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39]*[.X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39]*[.AI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40]*[.O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0]*[.X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40]*[.AI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1]*[.O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1]*[.X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1]*[.AI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2]*[.O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2]*[.X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2]*[.AI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43]*[.O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43]*[.X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3]*[.AI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44]*[.O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44]*[.X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4]*[.AI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5]*[.O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5]*[.X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5]*[.AI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6]*[.O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46]*[.X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46]*[.AI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7]*[.O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7]*[.X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7]*[.AI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8]*[.O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48]*[.X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48]*[.AI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49]*[.O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49]*[.X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49]*[.AI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0]*[.O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0]*[.X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0]*[.AI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1]*[.O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1]*[.X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1]*[.AI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2]*[.O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52]*[.X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2]*[.AI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3]*[.O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3]*[.X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53]*[.AI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54]*[.O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54]*[.X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54]*[.AI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5]*[.O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5]*[.X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5]*[.AI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6]*[.O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6]*[.X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6]*[.AI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7]*[.O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57]*[.X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7]*[.AI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58]*[.O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58]*[.X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8]*[.AI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59]*[.O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59]*[.X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59]*[.AI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0]*[.O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60]*[.X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60]*[.AI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1]*[.O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61]*[.X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1]*[.AI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2]*[.O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2]*[.X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62]*[.AI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3]*[.O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3]*[.X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3]*[.AI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4]*[.O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4]*[.X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4]*[.AI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5]*[.O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65]*[.X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65]*[.AI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66]*[.O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6]*[.X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6]*[.AI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7]*[.O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7]*[.X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7]*[.AI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8]*[.O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8]*[.X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68]*[.AI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69]*[.O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69]*[.X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69]*[.AI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0]*[.O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0]*[.X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0]*[.AI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71]*[.O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1]*[.X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1]*[.AI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2]*[.O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2]*[.X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2]*[.AI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3]*[.O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3]*[.X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3]*[.AI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4]*[.O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74]*[.X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4]*[.AI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5]*[.O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75]*[.X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5]*[.AI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6]*[.O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6]*[.X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H76]*[.AI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77]*[.O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7]*[.X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7]*[.AI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78]*[.O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78]*[.X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8]*[.AI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79]*[.O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79]*[.X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79]*[.AI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0]*[.O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0]*[.X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0]*[.AI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81]*[.O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1]*[.X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1]*[.AI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2]*[.O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2]*[.X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2]*[.AI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83]*[.O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3]*[.X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3]*[.AI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4]*[.O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84]*[.X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4]*[.AI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5]*[.O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5]*[.X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5]*[.AI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6]*[.O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6]*[.X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86]*[.AI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7]*[.O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7]*[.X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7]*[.AI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N88]*[.O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88]*[.X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8]*[.AI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89]*[.O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89]*[.X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89]*[.AI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0]*[.O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0]*[.X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0]*[.AI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1]*[.O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91]*[.X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1]*[.AI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2]*[.O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92]*[.X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2]*[.AI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3]*[.O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93]*[.X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3]*[.AI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4]*[.O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4]*[.X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H94]*[.AI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95]*[.O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5]*[.X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5]*[.AI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6]*[.O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6]*[.X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6]*[.AI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7]*[.O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7]*[.X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7]*[.AI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8]*[.O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8]*[.X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8]*[.AI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N99]*[.O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99]*[.X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99]*[.AI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0]*[.O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W100]*[.X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00]*[.AI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N101]*[.O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W101]*[.X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H101]*[.AI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shapes>
          <draw:frame draw:z-index="0" draw:style-name="gr1" draw:text-style-name="P1" svg:width="16.018cm" svg:height="8.987cm" svg:x="117.516cm" svg:y="4.948cm">
            <draw:object draw:notify-on-update-of-ranges="Sheet6.AI2:Sheet6.AI12 Sheet6.AJ1:Sheet6.AJ1 Sheet6.AJ2:Sheet6.AJ12 Sheet6.AK1:Sheet6.AK1 Sheet6.AK2:Sheet6.AK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cm" svg:height="8.986cm" svg:x="99.886cm" svg:y="4.945cm">
            <draw:object draw:notify-on-update-of-ranges="Sheet6.V2:Sheet6.V12 Sheet6.W1:Sheet6.W1 Sheet6.W2:Sheet6.W12 Sheet6.X1:Sheet6.X1 Sheet6.X2:Sheet6.X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4" table:default-cell-style-name="ce1"/>
        <table:table-column table:style-name="co45" table:default-cell-style-name="ce1"/>
        <table:table-column table:style-name="co43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number-columns-repeated="98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10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float" office:value="4875" calcext:value-type="float">
            <text:p>4875</text:p>
          </table:table-cell>
          <table:table-cell office:value-type="string" calcext:value-type="string">
            <text:p>評価関数(2列目)</text:p>
          </table:table-cell>
          <table:table-cell office:value-type="string" calcext:value-type="string">
            <text:p>左から３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平均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formula="of:=COUNTIF([.$F$2:.$F$101];[.F3])" office:value-type="float" office:value="26" calcext:value-type="float">
            <text:p>26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]*[.R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formula="of:=COUNTIF([.$S$2:.$S$101];[.S2])" office:value-type="float" office:value="57" calcext:value-type="float">
            <text:p>57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formula="of:=COUNTIF([.$AF$2:.$AF$101];[.AF3])" office:value-type="float" office:value="30" calcext:value-type="float">
            <text:p>30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]*[.R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S6]+[.S5]+[.S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501~5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AF2]+[.AF5]+[.AF75]/3" office:value-type="float" office:value="15041.6666666667" calcext:value-type="float">
            <text:p>15041.6666666667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float" office:value="8250" calcext:value-type="float">
            <text:p>82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]*[.R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formula="of:=COUNTIF([.$F$2:.$F$101];[.F2])" office:value-type="float" office:value="73" calcext:value-type="float">
            <text:p>73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]*[.R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formula="of:=COUNTIF([.$S$2:.$S$101];[.S5])" office:value-type="float" office:value="29" calcext:value-type="float">
            <text:p>29</text:p>
          </table:table-cell>
          <table:table-cell office:value-type="string" calcext:value-type="string">
            <text:p>5501~600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formula="of:=COUNTIF([.$AF$2:.$AF$101];[.AF87])" office:value-type="float" office:value="2" calcext:value-type="float">
            <text:p>2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]*[.R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全体の評価関数の平均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]*[.R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AVERAGE([.S2:.S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AF2:.AF101])" office:value-type="float" office:value="7342.5" calcext:value-type="float">
            <text:p>7342.5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]*[.R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formula="of:=COUNTIF([.$S$2:.$S$101];[.S13])" office:value-type="float" office:value="14" calcext:value-type="float">
            <text:p>14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formula="of:=COUNTIF([.$AF$2:.$AF$101];[.AF12])" office:value-type="float" office:value="68" calcext:value-type="float">
            <text:p>68</text:p>
          </table:table-cell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]*[.R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]*[.R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11]*[.R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2]*[.R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13]*[.R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4]*[.R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15]*[.R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6]*[.R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7]*[.R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8]*[.R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19]*[.R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0]*[.R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1]*[.R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2]*[.R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23]*[.R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24]*[.R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5]*[.R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6]*[.R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7]*[.R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28]*[.R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29]*[.R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0]*[.R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1]*[.R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32]*[.R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3]*[.R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4]*[.R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35]*[.R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6]*[.R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7]*[.R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8]*[.R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39]*[.R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0]*[.R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1]*[.R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2]*[.R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43]*[.R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4]*[.R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45]*[.R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6]*[.R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47]*[.R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8]*[.R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49]*[.R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0]*[.R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1]*[.R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2]*[.R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3]*[.R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4]*[.R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5]*[.R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6]*[.R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57]*[.R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58]*[.R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59]*[.R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0]*[.R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1]*[.R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2]*[.R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3]*[.R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64]*[.R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5]*[.R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66]*[.R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67]*[.R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8]*[.R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69]*[.R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0]*[.R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1]*[.R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2]*[.R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73]*[.R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4]*[.R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75]*[.R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6]*[.R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7]*[.R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78]*[.R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79]*[.R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0]*[.R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1]*[.R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82]*[.R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3]*[.R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4]*[.R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5]*[.R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86]*[.R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7]*[.R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88]*[.R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Q89]*[.R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0]*[.R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1]*[.R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2]*[.R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3]*[.R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4]*[.R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5]*[.R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6]*[.R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Q97]*[.R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8]*[.R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99]*[.R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0]*[.R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Q101]*[.R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shapes>
          <draw:frame draw:z-index="0" draw:style-name="gr1" draw:text-style-name="P1" svg:width="15.999cm" svg:height="8.999cm" svg:x="109.665cm" svg:y="4.908cm">
            <draw:object draw:notify-on-update-of-ranges="Sheet7.AJ1:Sheet7.AJ1 Sheet7.AJ2:Sheet7.AJ12 Sheet7.AK1:Sheet7.AK1 Sheet7.AK2:Sheet7.AK12 Sheet7.AL1:Sheet7.AL1 Sheet7.AL2:Sheet7.AL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1cm" svg:height="8.986cm" svg:x="91.731cm" svg:y="4.786cm">
            <draw:object draw:notify-on-update-of-ranges="Sheet7.T1:Sheet7.T1 Sheet7.T2:Sheet7.T12 Sheet7.U1:Sheet7.U1 Sheet7.U2:Sheet7.U12 Sheet7.V1:Sheet7.V1 Sheet7.V2:Sheet7.V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" table:number-columns-repeated="4" table:default-cell-style-name="ce1"/>
        <table:table-column table:style-name="co7" table:number-columns-repeated="7" table:default-cell-style-name="ce1"/>
        <table:table-column table:style-name="co5" table:default-cell-style-name="ce1"/>
        <table:table-column table:style-name="co28" table:number-columns-repeated="2" table:default-cell-style-name="ce1"/>
        <table:table-column table:style-name="co58" table:default-cell-style-name="ce1"/>
        <table:table-column table:style-name="co5" table:number-columns-repeated="4" table:default-cell-style-name="ce1"/>
        <table:table-column table:style-name="co7" table:number-columns-repeated="5" table:default-cell-style-name="ce1"/>
        <table:table-column table:style-name="co5" table:number-columns-repeated="98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16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個数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10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個数</text:p>
          </table:table-cell>
          <table:table-cell table:number-columns-repeated="2"/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office:value-type="string" calcext:value-type="string">
            <text:p>評価関数(1列目)</text:p>
          </table:table-cell>
          <table:table-cell office:value-type="string" calcext:value-type="string">
            <text:p>左から3番目の収納棚を削除</text:p>
          </table:table-cell>
          <table:table-cell office:value-type="string" calcext:value-type="string">
            <text:p>収納棚修正なし</text:p>
          </table:table-cell>
          <table:table-cell office:value-type="string" calcext:value-type="string">
            <text:p>評価関数の個数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]*[.Q2]"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000~4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1列目　左から１6番目のブロック　削除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F2]+[.F3]+[.F5]/3" office:value-type="float" office:value="19750" calcext:value-type="float">
            <text:p>19750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[.F4])" office:value-type="float" office:value="27" calcext:value-type="float">
            <text:p>27</text:p>
          </table:table-cell>
          <table:table-cell office:value-type="string" calcext:value-type="string">
            <text:p>1列目　左から１0番目のブロック　削除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]*[.Q3]"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1~5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R$2:.$R$101];[.R3])" office:value-type="float" office:value="58" calcext:value-type="float">
            <text:p>5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R2]+[.R3]+[.R13]/3" office:value-type="float" office:value="16750" calcext:value-type="float">
            <text:p>16750</text:p>
          </table:table-cell>
          <table:table-cell/>
          <table:table-cell office:value-type="string" calcext:value-type="string">
            <text:p>1列目　左から3番目のブロック　削除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AG4]+[.AG5]+[.AG66]/3" office:value-type="float" office:value="15625" calcext:value-type="float">
            <text:p>15625</text:p>
          </table:table-cell>
          <table:table-cell office:value-type="string" calcext:value-type="string">
            <text:p>4501~50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COUNTIF([.$AG$2:.$AG$101];[.AG2])" office:value-type="float" office:value="35" calcext:value-type="float">
            <text:p>35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]*[.Q4]"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001~5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1~5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50" calcext:value-type="float">
            <text:p>875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]*[.Q5]"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5501~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0" calcext:value-type="float">
            <text:p>5250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750" calcext:value-type="float">
            <text:p>8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F$2:.$F$101];[.F2])"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6]*[.Q6]"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R$2:.$R$101];[.R2])"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office:value-type="string" calcext:value-type="string">
            <text:p>6001~65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AG$2:.$AG$101];[.AG23])" office:value-type="float" office:value="3" calcext:value-type="float">
            <text:p>3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750" calcext:value-type="float">
            <text:p>87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555" calcext:value-type="float">
            <text:p>8555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]*[.Q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501~700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formula="of:=AVERAGE([.R2:.R101])" office:value-type="float" office:value="7095" calcext:value-type="float">
            <text:p>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443.75" calcext:value-type="float">
            <text:p>7443.75</text:p>
          </table:table-cell>
          <table:table-cell office:value-type="string" calcext:value-type="string">
            <text:p>6501~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]*[.Q8]" office:value-type="float" office:value="7250" calcext:value-type="float">
            <text:p>72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001~750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7001~7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COUNTIF([.$F$2:.$F$101];[.F19]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]*[.Q9]"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501~8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UNTIF([.$AG$2:.$AG$101];[.AG18])" office:value-type="float" office:value="62" calcext:value-type="float">
            <text:p>62</text:p>
          </table:table-cell>
          <table:table-cell table:number-columns-repeated="98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0]*[.Q10]"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8001~8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1]*[.Q11]" office:value-type="float" office:value="7250" calcext:value-type="float">
            <text:p>72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501~9000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8501~9000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8750" calcext:value-type="float">
            <text:p>875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2]*[.Q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9001~9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8750" calcext:value-type="float">
            <text:p>875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13]*[.Q13]"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4]*[.Q14]"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5]*[.Q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9000" calcext:value-type="float">
            <text:p>9000</text:p>
          </table:table-cell>
          <table:table-cell office:value-type="float" office:value="14" calcext:value-type="float">
            <text:p>1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750" calcext:value-type="float">
            <text:p>8750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6]*[.Q16]"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7]*[.Q17]"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8750" calcext:value-type="float">
            <text:p>8750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8]*[.Q18]" office:value-type="float" office:value="6500" calcext:value-type="float">
            <text:p>6500</text:p>
          </table:table-cell>
          <table:table-cell office:value-type="float" office:value="17" calcext:value-type="float">
            <text:p>1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9]*[.Q19]"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750" calcext:value-type="float">
            <text:p>8750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0]*[.Q20]" office:value-type="float" office:value="6500" calcext:value-type="float">
            <text:p>6500</text:p>
          </table:table-cell>
          <table:table-cell office:value-type="float" office:value="19" calcext:value-type="float">
            <text:p>19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9000" calcext:value-type="float">
            <text:p>9000</text:p>
          </table:table-cell>
          <table:table-cell office:value-type="float" office:value="19" calcext:value-type="float">
            <text:p>1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1]*[.Q21]" office:value-type="float" office:value="7250" calcext:value-type="float">
            <text:p>7250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2]*[.Q22]" office:value-type="float" office:value="6500" calcext:value-type="float">
            <text:p>6500</text:p>
          </table:table-cell>
          <table:table-cell office:value-type="float" office:value="21" calcext:value-type="float">
            <text:p>2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4875" calcext:value-type="float">
            <text:p>4875</text:p>
          </table:table-cell>
          <table:table-cell office:value-type="float" office:value="21" calcext:value-type="float">
            <text:p>2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3]*[.Q23]"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8750" calcext:value-type="float">
            <text:p>8750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4]*[.Q24]"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9000" calcext:value-type="float">
            <text:p>9000</text:p>
          </table:table-cell>
          <table:table-cell office:value-type="float" office:value="23" calcext:value-type="float">
            <text:p>2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5]*[.Q25]" office:value-type="float" office:value="6500" calcext:value-type="float">
            <text:p>6500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9000" calcext:value-type="float">
            <text:p>9000</text:p>
          </table:table-cell>
          <table:table-cell office:value-type="float" office:value="24" calcext:value-type="float">
            <text:p>2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750" calcext:value-type="float">
            <text:p>875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26]*[.Q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750" calcext:value-type="float">
            <text:p>8750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7]*[.Q27]"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28]*[.Q28]" office:value-type="float" office:value="7250" calcext:value-type="float">
            <text:p>7250</text:p>
          </table:table-cell>
          <table:table-cell office:value-type="float" office:value="27" calcext:value-type="float">
            <text:p>2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9000" calcext:value-type="float">
            <text:p>9000</text:p>
          </table:table-cell>
          <table:table-cell office:value-type="float" office:value="27" calcext:value-type="float">
            <text:p>2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29]*[.Q29]" office:value-type="float" office:value="6500" calcext:value-type="float">
            <text:p>6500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750" calcext:value-type="float">
            <text:p>8750</text:p>
          </table:table-cell>
          <table:table-cell office:value-type="float" office:value="29" calcext:value-type="float">
            <text:p>29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0]*[.Q30]" office:value-type="float" office:value="6500" calcext:value-type="float">
            <text:p>6500</text:p>
          </table:table-cell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4875" calcext:value-type="float">
            <text:p>4875</text:p>
          </table:table-cell>
          <table:table-cell office:value-type="float" office:value="29" calcext:value-type="float">
            <text:p>2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8750" calcext:value-type="float">
            <text:p>8750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1]*[.Q31]"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750" calcext:value-type="float">
            <text:p>8750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2]*[.Q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9000" calcext:value-type="float">
            <text:p>9000</text:p>
          </table:table-cell>
          <table:table-cell office:value-type="float" office:value="31" calcext:value-type="float">
            <text:p>3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3]*[.Q33]"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4]*[.Q34]" office:value-type="float" office:value="7250" calcext:value-type="float">
            <text:p>7250</text:p>
          </table:table-cell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750" calcext:value-type="float">
            <text:p>875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5]*[.Q35]" office:value-type="float" office:value="6500" calcext:value-type="float">
            <text:p>6500</text:p>
          </table:table-cell>
          <table:table-cell office:value-type="float" office:value="34" calcext:value-type="float">
            <text:p>3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8750" calcext:value-type="float">
            <text:p>875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6]*[.Q36]" office:value-type="float" office:value="7250" calcext:value-type="float">
            <text:p>7250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8750" calcext:value-type="float">
            <text:p>8750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7]*[.Q37]" office:value-type="float" office:value="6500" calcext:value-type="float">
            <text:p>6500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750" calcext:value-type="float">
            <text:p>8750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38]*[.Q38]" office:value-type="float" office:value="7250" calcext:value-type="float">
            <text:p>7250</text:p>
          </table:table-cell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750" calcext:value-type="float">
            <text:p>8750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39]*[.Q39]" office:value-type="float" office:value="6500" calcext:value-type="float">
            <text:p>6500</text:p>
          </table:table-cell>
          <table:table-cell office:value-type="float" office:value="38" calcext:value-type="float">
            <text:p>38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9000" calcext:value-type="float">
            <text:p>9000</text:p>
          </table:table-cell>
          <table:table-cell office:value-type="float" office:value="38" calcext:value-type="float">
            <text:p>3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40]*[.Q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4875" calcext:value-type="float">
            <text:p>4875</text:p>
          </table:table-cell>
          <table:table-cell office:value-type="float" office:value="39" calcext:value-type="float">
            <text:p>3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1]*[.Q41]"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9000" calcext:value-type="float">
            <text:p>9000</text:p>
          </table:table-cell>
          <table:table-cell office:value-type="float" office:value="40" calcext:value-type="float">
            <text:p>4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2]*[.Q42]"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9000" calcext:value-type="float">
            <text:p>9000</text:p>
          </table:table-cell>
          <table:table-cell office:value-type="float" office:value="41" calcext:value-type="float">
            <text:p>4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3]*[.Q43]" office:value-type="float" office:value="6500" calcext:value-type="float">
            <text:p>6500</text:p>
          </table:table-cell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9000" calcext:value-type="float">
            <text:p>9000</text:p>
          </table:table-cell>
          <table:table-cell office:value-type="float" office:value="42" calcext:value-type="float">
            <text:p>4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750" calcext:value-type="float">
            <text:p>8750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44]*[.Q44]" office:value-type="float" office:value="7250" calcext:value-type="float">
            <text:p>7250</text:p>
          </table:table-cell>
          <table:table-cell office:value-type="float" office:value="43" calcext:value-type="float">
            <text:p>43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9000" calcext:value-type="float">
            <text:p>9000</text:p>
          </table:table-cell>
          <table:table-cell office:value-type="float" office:value="43" calcext:value-type="float">
            <text:p>4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750" calcext:value-type="float">
            <text:p>8750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5]*[.Q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4875" calcext:value-type="float">
            <text:p>4875</text:p>
          </table:table-cell>
          <table:table-cell office:value-type="float" office:value="44" calcext:value-type="float">
            <text:p>4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750" calcext:value-type="float">
            <text:p>8750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6]*[.Q46]" office:value-type="float" office:value="6500" calcext:value-type="float">
            <text:p>6500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7]*[.Q47]" office:value-type="float" office:value="6500" calcext:value-type="float">
            <text:p>6500</text:p>
          </table:table-cell>
          <table:table-cell office:value-type="float" office:value="46" calcext:value-type="float">
            <text:p>46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9000" calcext:value-type="float">
            <text:p>9000</text:p>
          </table:table-cell>
          <table:table-cell office:value-type="float" office:value="46" calcext:value-type="float">
            <text:p>4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8750" calcext:value-type="float">
            <text:p>8750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8]*[.Q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9000" calcext:value-type="float">
            <text:p>9000</text:p>
          </table:table-cell>
          <table:table-cell office:value-type="float" office:value="47" calcext:value-type="float">
            <text:p>4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49]*[.Q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9000" calcext:value-type="float">
            <text:p>9000</text:p>
          </table:table-cell>
          <table:table-cell office:value-type="float" office:value="48" calcext:value-type="float">
            <text:p>4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750" calcext:value-type="float">
            <text:p>87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0]*[.Q50]" office:value-type="float" office:value="6500" calcext:value-type="float">
            <text:p>6500</text:p>
          </table:table-cell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8750" calcext:value-type="float">
            <text:p>8750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1]*[.Q51]"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2]*[.Q52]"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750" calcext:value-type="float">
            <text:p>8750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3]*[.Q53]" office:value-type="float" office:value="6500" calcext:value-type="float">
            <text:p>6500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9000" calcext:value-type="float">
            <text:p>9000</text:p>
          </table:table-cell>
          <table:table-cell office:value-type="float" office:value="52" calcext:value-type="float">
            <text:p>5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54]*[.Q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750" calcext:value-type="float">
            <text:p>875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5]*[.Q55]" office:value-type="float" office:value="6500" calcext:value-type="float">
            <text:p>6500</text:p>
          </table:table-cell>
          <table:table-cell office:value-type="float" office:value="54" calcext:value-type="float">
            <text:p>54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9000" calcext:value-type="float">
            <text:p>9000</text:p>
          </table:table-cell>
          <table:table-cell office:value-type="float" office:value="54" calcext:value-type="float">
            <text:p>5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8750" calcext:value-type="float">
            <text:p>8750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6]*[.Q56]" office:value-type="float" office:value="6500" calcext:value-type="float">
            <text:p>6500</text:p>
          </table:table-cell>
          <table:table-cell office:value-type="float" office:value="55" calcext:value-type="float">
            <text:p>5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4875" calcext:value-type="float">
            <text:p>4875</text:p>
          </table:table-cell>
          <table:table-cell office:value-type="float" office:value="55" calcext:value-type="float">
            <text:p>5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750" calcext:value-type="float">
            <text:p>8750</text:p>
          </table:table-cell>
          <table:table-cell office:value-type="float" office:value="56" calcext:value-type="float">
            <text:p>5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7]*[.Q57]" office:value-type="float" office:value="6500" calcext:value-type="float">
            <text:p>6500</text:p>
          </table:table-cell>
          <table:table-cell office:value-type="float" office:value="56" calcext:value-type="float">
            <text:p>56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9000" calcext:value-type="float">
            <text:p>9000</text:p>
          </table:table-cell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8750" calcext:value-type="float">
            <text:p>8750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58]*[.Q58]" office:value-type="float" office:value="6500" calcext:value-type="float">
            <text:p>6500</text:p>
          </table:table-cell>
          <table:table-cell office:value-type="float" office:value="57" calcext:value-type="float">
            <text:p>5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750" calcext:value-type="float">
            <text:p>8750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59]*[.Q59]" office:value-type="float" office:value="7250" calcext:value-type="float">
            <text:p>7250</text:p>
          </table:table-cell>
          <table:table-cell office:value-type="float" office:value="58" calcext:value-type="float">
            <text:p>5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0]*[.Q60]" office:value-type="float" office:value="7250" calcext:value-type="float">
            <text:p>7250</text:p>
          </table:table-cell>
          <table:table-cell office:value-type="float" office:value="59" calcext:value-type="float">
            <text:p>59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9000" calcext:value-type="float">
            <text:p>9000</text:p>
          </table:table-cell>
          <table:table-cell office:value-type="float" office:value="59" calcext:value-type="float">
            <text:p>5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750" calcext:value-type="float">
            <text:p>8750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1]*[.Q61]" office:value-type="float" office:value="7250" calcext:value-type="float">
            <text:p>7250</text:p>
          </table:table-cell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9000" calcext:value-type="float">
            <text:p>9000</text:p>
          </table:table-cell>
          <table:table-cell office:value-type="float" office:value="60" calcext:value-type="float">
            <text:p>6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2]*[.Q62]" office:value-type="float" office:value="7250" calcext:value-type="float">
            <text:p>7250</text:p>
          </table:table-cell>
          <table:table-cell office:value-type="float" office:value="61" calcext:value-type="float">
            <text:p>61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4875" calcext:value-type="float">
            <text:p>4875</text:p>
          </table:table-cell>
          <table:table-cell office:value-type="float" office:value="61" calcext:value-type="float">
            <text:p>6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8750" calcext:value-type="float">
            <text:p>8750</text:p>
          </table:table-cell>
          <table:table-cell office:value-type="float" office:value="62" calcext:value-type="float">
            <text:p>62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3]*[.Q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8750" calcext:value-type="float">
            <text:p>8750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4]*[.Q64]" office:value-type="float" office:value="7250" calcext:value-type="float">
            <text:p>7250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9000" calcext:value-type="float">
            <text:p>9000</text:p>
          </table:table-cell>
          <table:table-cell office:value-type="float" office:value="63" calcext:value-type="float">
            <text:p>6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5]*[.Q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750" calcext:value-type="float">
            <text:p>8750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6]*[.Q66]" office:value-type="float" office:value="7250" calcext:value-type="float">
            <text:p>7250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750" calcext:value-type="float">
            <text:p>8750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67]*[.Q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8750" calcext:value-type="float">
            <text:p>8750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68]*[.Q68]" office:value-type="float" office:value="6500" calcext:value-type="float">
            <text:p>6500</text:p>
          </table:table-cell>
          <table:table-cell office:value-type="float" office:value="67" calcext:value-type="float">
            <text:p>67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69]*[.Q69]" office:value-type="float" office:value="7250" calcext:value-type="float">
            <text:p>7250</text:p>
          </table:table-cell>
          <table:table-cell office:value-type="float" office:value="68" calcext:value-type="float">
            <text:p>68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9000" calcext:value-type="float">
            <text:p>9000</text:p>
          </table:table-cell>
          <table:table-cell office:value-type="float" office:value="68" calcext:value-type="float">
            <text:p>6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750" calcext:value-type="float">
            <text:p>8750</text:p>
          </table:table-cell>
          <table:table-cell office:value-type="float" office:value="69" calcext:value-type="float">
            <text:p>6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70]*[.Q70]" office:value-type="float" office:value="7250" calcext:value-type="float">
            <text:p>7250</text:p>
          </table:table-cell>
          <table:table-cell office:value-type="float" office:value="69" calcext:value-type="float">
            <text:p>69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9000" calcext:value-type="float">
            <text:p>9000</text:p>
          </table:table-cell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750" calcext:value-type="float">
            <text:p>8750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1]*[.Q71]" office:value-type="float" office:value="6500" calcext:value-type="float">
            <text:p>6500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9000" calcext:value-type="float">
            <text:p>9000</text:p>
          </table:table-cell>
          <table:table-cell office:value-type="float" office:value="70" calcext:value-type="float">
            <text:p>7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750" calcext:value-type="float">
            <text:p>8750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2]*[.Q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73]*[.Q73]" office:value-type="float" office:value="7250" calcext:value-type="float">
            <text:p>7250</text:p>
          </table:table-cell>
          <table:table-cell office:value-type="float" office:value="72" calcext:value-type="float">
            <text:p>72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750" calcext:value-type="float">
            <text:p>8750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4]*[.Q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750" calcext:value-type="float">
            <text:p>875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75]*[.Q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6]*[.Q76]"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750" calcext:value-type="float">
            <text:p>8750</text:p>
          </table:table-cell>
          <table:table-cell office:value-type="float" office:value="76" calcext:value-type="float">
            <text:p>7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7]*[.Q77]" office:value-type="float" office:value="6500" calcext:value-type="float">
            <text:p>6500</text:p>
          </table:table-cell>
          <table:table-cell office:value-type="float" office:value="76" calcext:value-type="float">
            <text:p>76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9000" calcext:value-type="float">
            <text:p>9000</text:p>
          </table:table-cell>
          <table:table-cell office:value-type="float" office:value="76" calcext:value-type="float">
            <text:p>7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750" calcext:value-type="float">
            <text:p>8750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78]*[.Q78]" office:value-type="float" office:value="6500" calcext:value-type="float">
            <text:p>6500</text:p>
          </table:table-cell>
          <table:table-cell office:value-type="float" office:value="77" calcext:value-type="float">
            <text:p>7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79]*[.Q79]"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750" calcext:value-type="float">
            <text:p>875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0]*[.Q80]" office:value-type="float" office:value="7250" calcext:value-type="float">
            <text:p>7250</text:p>
          </table:table-cell>
          <table:table-cell office:value-type="float" office:value="79" calcext:value-type="float">
            <text:p>79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9000" calcext:value-type="float">
            <text:p>9000</text:p>
          </table:table-cell>
          <table:table-cell office:value-type="float" office:value="79" calcext:value-type="float">
            <text:p>7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750" calcext:value-type="float">
            <text:p>875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1]*[.Q81]"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750" calcext:value-type="float">
            <text:p>875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2]*[.Q82]" office:value-type="float" office:value="6500" calcext:value-type="float">
            <text:p>6500</text:p>
          </table:table-cell>
          <table:table-cell office:value-type="float" office:value="81" calcext:value-type="float">
            <text:p>81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9000" calcext:value-type="float">
            <text:p>9000</text:p>
          </table:table-cell>
          <table:table-cell office:value-type="float" office:value="81" calcext:value-type="float">
            <text:p>8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3]*[.Q83]" office:value-type="float" office:value="7250" calcext:value-type="float">
            <text:p>7250</text:p>
          </table:table-cell>
          <table:table-cell office:value-type="float" office:value="82" calcext:value-type="float">
            <text:p>8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9000" calcext:value-type="float">
            <text:p>9000</text:p>
          </table:table-cell>
          <table:table-cell office:value-type="float" office:value="82" calcext:value-type="float">
            <text:p>8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4]*[.Q84]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9000" calcext:value-type="float">
            <text:p>9000</text:p>
          </table:table-cell>
          <table:table-cell office:value-type="float" office:value="83" calcext:value-type="float">
            <text:p>8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750" calcext:value-type="float">
            <text:p>8750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85]*[.Q85]" office:value-type="float" office:value="7250" calcext:value-type="float">
            <text:p>7250</text:p>
          </table:table-cell>
          <table:table-cell office:value-type="float" office:value="84" calcext:value-type="float">
            <text:p>8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750" calcext:value-type="float">
            <text:p>8750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6]*[.Q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87]*[.Q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8750" calcext:value-type="float">
            <text:p>875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8]*[.Q88]" office:value-type="float" office:value="6500" calcext:value-type="float">
            <text:p>6500</text:p>
          </table:table-cell>
          <table:table-cell office:value-type="float" office:value="87" calcext:value-type="float">
            <text:p>87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9000" calcext:value-type="float">
            <text:p>9000</text:p>
          </table:table-cell>
          <table:table-cell office:value-type="float" office:value="87" calcext:value-type="float">
            <text:p>8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750" calcext:value-type="float">
            <text:p>875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89]*[.Q89]" office:value-type="float" office:value="6500" calcext:value-type="float">
            <text:p>6500</text:p>
          </table:table-cell>
          <table:table-cell office:value-type="float" office:value="88" calcext:value-type="float">
            <text:p>88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9000" calcext:value-type="float">
            <text:p>9000</text:p>
          </table:table-cell>
          <table:table-cell office:value-type="float" office:value="88" calcext:value-type="float">
            <text:p>8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750" calcext:value-type="float">
            <text:p>8750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0]*[.Q90]" office:value-type="float" office:value="9000" calcext:value-type="float">
            <text:p>9000</text:p>
          </table:table-cell>
          <table:table-cell office:value-type="float" office:value="89" calcext:value-type="float">
            <text:p>89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750" calcext:value-type="float">
            <text:p>875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1]*[.Q91]"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750" calcext:value-type="float">
            <text:p>875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92]*[.Q92]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9000" calcext:value-type="float">
            <text:p>9000</text:p>
          </table:table-cell>
          <table:table-cell office:value-type="float" office:value="91" calcext:value-type="float">
            <text:p>91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750" calcext:value-type="float">
            <text:p>8750</text:p>
          </table:table-cell>
          <table:table-cell office:value-type="float" office:value="92" calcext:value-type="float">
            <text:p>9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3]*[.Q93]" office:value-type="float" office:value="6500" calcext:value-type="float">
            <text:p>6500</text:p>
          </table:table-cell>
          <table:table-cell office:value-type="float" office:value="92" calcext:value-type="float">
            <text:p>92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9000" calcext:value-type="float">
            <text:p>9000</text:p>
          </table:table-cell>
          <table:table-cell office:value-type="float" office:value="92" calcext:value-type="float">
            <text:p>92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750" calcext:value-type="float">
            <text:p>8750</text:p>
          </table:table-cell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4]*[.Q94]" office:value-type="float" office:value="6500" calcext:value-type="float">
            <text:p>6500</text:p>
          </table:table-cell>
          <table:table-cell office:value-type="float" office:value="93" calcext:value-type="float">
            <text:p>9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750" calcext:value-type="float">
            <text:p>8750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5]*[.Q95]" office:value-type="float" office:value="6500" calcext:value-type="float">
            <text:p>6500</text:p>
          </table:table-cell>
          <table:table-cell office:value-type="float" office:value="94" calcext:value-type="float">
            <text:p>94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9000" calcext:value-type="float">
            <text:p>9000</text:p>
          </table:table-cell>
          <table:table-cell office:value-type="float" office:value="94" calcext:value-type="float">
            <text:p>94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6]*[.Q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750" calcext:value-type="float">
            <text:p>8750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97]*[.Q97]" office:value-type="float" office:value="6500" calcext:value-type="float">
            <text:p>6500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8]*[.Q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750" calcext:value-type="float">
            <text:p>875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P99]*[.Q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750" calcext:value-type="float">
            <text:p>8750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P100]*[.Q100]" office:value-type="float" office:value="7250" calcext:value-type="float">
            <text:p>7250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P101]*[.Q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table:number-columns-repeated="990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-¥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-¥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date-style style:name="N130">
      <number:month number:style="long"/>
      <number:text>/</number:text>
      <number:day number:style="long"/>
      <number:text>/</number:text>
      <number:year/>
    </number:date-style>
    <number:date-style style:name="N131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32">
      <number:hours/>
      <number:text>時</number:text>
      <number:minutes number:style="long"/>
      <number:text>分</number:text>
    </number:time-style>
    <number:time-style style:name="N133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34">
      <number:year number:style="long"/>
      <number:text>年</number:text>
      <number:month number:style="long"/>
      <number:text>月</number:text>
    </number:date-style>
    <number:date-style style:name="N135">
      <number:month number:style="long"/>
      <number:text>月</number:text>
      <number:day number:style="long"/>
      <number:text>日</number:text>
    </number:date-style>
    <number:number-style style:name="N136P0" style:volatile="true">
      <number:number number:decimal-places="0" loext:min-decimal-places="0" number:min-integer-digits="1" number:grouping="true"/>
    </number:number-style>
    <number:number-style style:name="N136">
      <number:text>-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</number:number-style>
    <number:number-style style:name="N138">
      <number:text>-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/00/00</text:date>, <text:time style:data-style-name="N2" text:time-value="16:42:43.82548305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7T17:27:14.156004381</dc:date>
    <meta:editing-duration>PT21H14M19S</meta:editing-duration>
    <meta:editing-cycles>1169</meta:editing-cycles>
    <meta:document-statistic meta:table-count="7" meta:cell-count="11868" meta:object-count="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3cm" svg:y="3.846cm" style:legend-expansion="high" chart:style-name="ch2"/>
        <chart:plot-area chart:style-name="ch3" table:cell-range-address="Sheet7.AJ1:Sheet7.AL12" chart:data-source-has-labels="both" svg:x="0.32cm" svg:y="0.18cm" svg:width="10.113cm" svg:height="8.64cm">
          <chartooo:coordinate-region svg:x="1.231cm" svg:y="0.18cm" svg:width="9.202cm" svg:height="6.713cm"/>
          <chart:axis chart:dimension="x" chart:name="primary-x" chart:style-name="ch4" chartooo:axis-type="auto">
            <chartooo:date-scale/>
            <chart:categories table:cell-range-address="Sheet7.AJ2:Sheet7.AJ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AK2:Sheet7.AK12" chart:label-cell-address="Sheet7.AK1:Sheet7.AK1" chart:class="chart:bar">
            <chart:data-point chart:repeated="11"/>
          </chart:series>
          <chart:series chart:style-name="ch8" chart:values-cell-range-address="Sheet7.AL2:Sheet7.AL12" chart:label-cell-address="Sheet7.AL1:Sheet7.AL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3番目の収納棚を削除</text:p>
                <draw:g>
                  <svg:desc>Sheet7.AK1:Sheet7.AK1</svg:desc>
                </draw:g>
              </table:table-cell>
              <table:table-cell office:value-type="string">
                <text:p>収納棚修正なし</text:p>
                <draw:g>
                  <svg:desc>Sheet7.AL1:Sheet7.A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AJ2:Sheet7.AJ12</svg:desc>
                </draw:g>
              </table:table-cell>
              <table:table-cell office:value-type="float" office:value="0">
                <text:p>0</text:p>
                <draw:g>
                  <svg:desc>Sheet7.AK2:Sheet7.AK12</svg:desc>
                </draw:g>
              </table:table-cell>
              <table:table-cell office:value-type="float" office:value="0">
                <text:p>0</text:p>
                <draw:g>
                  <svg:desc>Sheet7.AL2:Sheet7.AL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2.AB1:Sheet2.AD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2.AB2:Sheet2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AC2:Sheet2.AC12" chart:label-cell-address="Sheet2.AC1:Sheet2.AC1" chart:class="chart:bar">
            <chart:data-point chart:repeated="11"/>
          </chart:series>
          <chart:series chart:style-name="ch8" chart:values-cell-range-address="Sheet2.AD2:Sheet2.AD12" chart:label-cell-address="Sheet2.AD1:Sheet2.AD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3番目の収納棚を削除</text:p>
                <draw:g>
                  <svg:desc>Sheet2.AC1:Sheet2.AC1</svg:desc>
                </draw:g>
              </table:table-cell>
              <table:table-cell office:value-type="string">
                <text:p>収納棚修正なし</text:p>
                <draw:g>
                  <svg:desc>Sheet2.AD1:Sheet2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2.AB2:Sheet2.AB12</svg:desc>
                </draw:g>
              </table:table-cell>
              <table:table-cell office:value-type="float" office:value="0">
                <text:p>0</text:p>
                <draw:g>
                  <svg:desc>Sheet2.AC2:Sheet2.AC12</svg:desc>
                </draw:g>
              </table:table-cell>
              <table:table-cell office:value-type="float" office:value="0">
                <text:p>0</text:p>
                <draw:g>
                  <svg:desc>Sheet2.AD2:Sheet2.AD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bar" chart:style-name="ch1">
        <chart:legend chart:legend-position="end" svg:x="10.556cm" svg:y="3.839cm" style:legend-expansion="high" chart:style-name="ch2"/>
        <chart:plot-area chart:style-name="ch3" table:cell-range-address="Sheet3.R1:Sheet3.T12" chart:data-source-has-labels="both" svg:x="0.319cm" svg:y="0.179cm" svg:width="9.918cm" svg:height="8.629cm">
          <chartooo:coordinate-region svg:x="1.239cm" svg:y="0.179cm" svg:width="8.998cm" svg:height="6.702cm"/>
          <chart:axis chart:dimension="x" chart:name="primary-x" chart:style-name="ch4" chartooo:axis-type="auto">
            <chartooo:date-scale/>
            <chart:categories table:cell-range-address="Sheet3.R2:Sheet3.R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S2:Sheet3.S12" chart:label-cell-address="Sheet3.S1:Sheet3.S1" chart:class="chart:bar">
            <chart:data-point chart:repeated="11"/>
          </chart:series>
          <chart:series chart:style-name="ch8" chart:values-cell-range-address="Sheet3.T2:Sheet3.T12" chart:label-cell-address="Sheet3.T1:Sheet3.T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4番目の収納棚を削除</text:p>
                <draw:g>
                  <svg:desc>Sheet3.S1:Sheet3.S1</svg:desc>
                </draw:g>
              </table:table-cell>
              <table:table-cell office:value-type="string">
                <text:p>収納棚修正なし</text:p>
                <draw:g>
                  <svg:desc>Sheet3.T1:Sheet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3.R2:Sheet3.R12</svg:desc>
                </draw:g>
              </table:table-cell>
              <table:table-cell office:value-type="float" office:value="0">
                <text:p>0</text:p>
                <draw:g>
                  <svg:desc>Sheet3.S2:Sheet3.S12</svg:desc>
                </draw:g>
              </table:table-cell>
              <table:table-cell office:value-type="float" office:value="0">
                <text:p>0</text:p>
                <draw:g>
                  <svg:desc>Sheet3.T2:Sheet3.T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3.H1:Sheet3.J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3.H2:Sheet3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I2:Sheet3.I12" chart:label-cell-address="Sheet3.I1:Sheet3.I1" chart:class="chart:bar">
            <chart:data-point chart:repeated="11"/>
          </chart:series>
          <chart:series chart:style-name="ch8" chart:values-cell-range-address="Sheet3.J2:Sheet3.J12" chart:label-cell-address="Sheet3.J1:Sheet3.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3番目の収納棚を削除</text:p>
                <draw:g>
                  <svg:desc>Sheet3.I1:Sheet3.I1</svg:desc>
                </draw:g>
              </table:table-cell>
              <table:table-cell office:value-type="string">
                <text:p>収納棚修正なし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3.H2:Sheet3.H12</svg:desc>
                </draw:g>
              </table:table-cell>
              <table:table-cell office:value-type="float" office:value="0">
                <text:p>0</text:p>
                <draw:g>
                  <svg:desc>Sheet3.I2:Sheet3.I12</svg:desc>
                </draw:g>
              </table:table-cell>
              <table:table-cell office:value-type="float" office:value="0">
                <text:p>0</text:p>
                <draw:g>
                  <svg:desc>Sheet3.J2:Sheet3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4.H1:Sheet4.J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4.H2:Sheet4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I2:Sheet4.I12" chart:label-cell-address="Sheet4.I1:Sheet4.I1" chart:class="chart:bar">
            <chart:data-point chart:repeated="11"/>
          </chart:series>
          <chart:series chart:style-name="ch8" chart:values-cell-range-address="Sheet4.J2:Sheet4.J12" chart:label-cell-address="Sheet4.J1:Sheet4.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1番目の収納棚を削除</text:p>
                <draw:g>
                  <svg:desc>Sheet4.I1:Sheet4.I1</svg:desc>
                </draw:g>
              </table:table-cell>
              <table:table-cell office:value-type="string">
                <text:p>収納棚修正なし</text:p>
                <draw:g>
                  <svg:desc>Sheet4.J1:Sheet4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4.H2:Sheet4.H12</svg:desc>
                </draw:g>
              </table:table-cell>
              <table:table-cell office:value-type="float" office:value="0">
                <text:p>0</text:p>
                <draw:g>
                  <svg:desc>Sheet4.I2:Sheet4.I12</svg:desc>
                </draw:g>
              </table:table-cell>
              <table:table-cell office:value-type="float" office:value="0">
                <text:p>0</text:p>
                <draw:g>
                  <svg:desc>Sheet4.J2:Sheet4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bar" chart:style-name="ch1">
        <chart:legend chart:legend-position="end" svg:x="10.56cm" svg:y="3.839cm" style:legend-expansion="high" chart:style-name="ch2"/>
        <chart:plot-area chart:style-name="ch3" table:cell-range-address="Sheet4.S1:Sheet4.U12" chart:data-source-has-labels="both" svg:x="0.319cm" svg:y="0.179cm" svg:width="9.922cm" svg:height="8.629cm">
          <chartooo:coordinate-region svg:x="1.239cm" svg:y="0.179cm" svg:width="9.002cm" svg:height="6.702cm"/>
          <chart:axis chart:dimension="x" chart:name="primary-x" chart:style-name="ch4" chartooo:axis-type="auto">
            <chartooo:date-scale/>
            <chart:categories table:cell-range-address="Sheet4.S2:Sheet4.S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T2:Sheet4.T12" chart:label-cell-address="Sheet4.T1:Sheet4.T1" chart:class="chart:bar">
            <chart:data-point chart:repeated="11"/>
          </chart:series>
          <chart:series chart:style-name="ch8" chart:values-cell-range-address="Sheet4.U2:Sheet4.U12" chart:label-cell-address="Sheet4.U1:Sheet4.U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2番目の収納棚を削除</text:p>
                <draw:g>
                  <svg:desc>Sheet4.T1:Sheet4.T1</svg:desc>
                </draw:g>
              </table:table-cell>
              <table:table-cell office:value-type="string">
                <text:p>収納棚修正なし</text:p>
                <draw:g>
                  <svg:desc>Sheet4.U1:Sheet4.U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4.S2:Sheet4.S12</svg:desc>
                </draw:g>
              </table:table-cell>
              <table:table-cell office:value-type="float" office:value="0">
                <text:p>0</text:p>
                <draw:g>
                  <svg:desc>Sheet4.T2:Sheet4.T12</svg:desc>
                </draw:g>
              </table:table-cell>
              <table:table-cell office:value-type="float" office:value="0">
                <text:p>0</text:p>
                <draw:g>
                  <svg:desc>Sheet4.U2:Sheet4.U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8.987cm" xlink:href=".." xlink:type="simple" chart:class="chart:bar" chart:style-name="ch1">
        <chart:legend chart:legend-position="end" svg:x="10.56cm" svg:y="3.839cm" style:legend-expansion="high" chart:style-name="ch2"/>
        <chart:plot-area chart:style-name="ch3" table:cell-range-address="Sheet7.T1:Sheet7.V12" chart:data-source-has-labels="both" svg:x="0.319cm" svg:y="0.179cm" svg:width="9.922cm" svg:height="8.629cm">
          <chartooo:coordinate-region svg:x="1.239cm" svg:y="0.179cm" svg:width="9.002cm" svg:height="6.702cm"/>
          <chart:axis chart:dimension="x" chart:name="primary-x" chart:style-name="ch4" chartooo:axis-type="auto">
            <chartooo:date-scale/>
            <chart:categories table:cell-range-address="Sheet7.T2:Sheet7.T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7.U2:Sheet7.U12" chart:label-cell-address="Sheet7.U1:Sheet7.U1" chart:class="chart:bar">
            <chart:data-point chart:repeated="11"/>
          </chart:series>
          <chart:series chart:style-name="ch8" chart:values-cell-range-address="Sheet7.V2:Sheet7.V12" chart:label-cell-address="Sheet7.V1:Sheet7.V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収納棚を削除</text:p>
                <draw:g>
                  <svg:desc>Sheet7.U1:Sheet7.U1</svg:desc>
                </draw:g>
              </table:table-cell>
              <table:table-cell office:value-type="string">
                <text:p>収納棚修正なし</text:p>
                <draw:g>
                  <svg:desc>Sheet7.V1:Sheet7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7.T2:Sheet7.T12</svg:desc>
                </draw:g>
              </table:table-cell>
              <table:table-cell office:value-type="float" office:value="0">
                <text:p>0</text:p>
                <draw:g>
                  <svg:desc>Sheet7.U2:Sheet7.U12</svg:desc>
                </draw:g>
              </table:table-cell>
              <table:table-cell office:value-type="float" office:value="0">
                <text:p>0</text:p>
                <draw:g>
                  <svg:desc>Sheet7.V2:Sheet7.V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5.AO1:Sheet5.AQ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5.AO2:Sheet5.AO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AP2:Sheet5.AP12" chart:label-cell-address="Sheet5.AP1:Sheet5.AP1" chart:class="chart:bar">
            <chart:data-point chart:repeated="11"/>
          </chart:series>
          <chart:series chart:style-name="ch8" chart:values-cell-range-address="Sheet5.AQ2:Sheet5.AQ12" chart:label-cell-address="Sheet5.AQ1:Sheet5.AQ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6番目の収納棚を削除</text:p>
                <draw:g>
                  <svg:desc>Sheet5.AP1:Sheet5.AP1</svg:desc>
                </draw:g>
              </table:table-cell>
              <table:table-cell office:value-type="string">
                <text:p>収納棚修正なし</text:p>
                <draw:g>
                  <svg:desc>Sheet5.AQ1:Sheet5.A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5.AO2:Sheet5.AO12</svg:desc>
                </draw:g>
              </table:table-cell>
              <table:table-cell office:value-type="float" office:value="0">
                <text:p>0</text:p>
                <draw:g>
                  <svg:desc>Sheet5.AP2:Sheet5.AP12</svg:desc>
                </draw:g>
              </table:table-cell>
              <table:table-cell office:value-type="float" office:value="0">
                <text:p>0</text:p>
                <draw:g>
                  <svg:desc>Sheet5.AQ2:Sheet5.AQ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8.988cm" xlink:href=".." xlink:type="simple" chart:class="chart:bar" chart:style-name="ch1">
        <chart:legend chart:legend-position="end" svg:x="10.793cm" svg:y="3.84cm" style:legend-expansion="high" chart:style-name="ch2"/>
        <chart:plot-area chart:style-name="ch3" table:cell-range-address="Sheet6.AI1:Sheet6.AK12" chart:data-source-has-labels="both" svg:x="0.32cm" svg:y="0.179cm" svg:width="10.153cm" svg:height="8.63cm">
          <chartooo:coordinate-region svg:x="1.23cm" svg:y="0.179cm" svg:width="9.243cm" svg:height="6.703cm"/>
          <chart:axis chart:dimension="x" chart:name="primary-x" chart:style-name="ch4" chartooo:axis-type="auto">
            <chartooo:date-scale/>
            <chart:categories table:cell-range-address="Sheet6.AI2:Sheet6.A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AJ2:Sheet6.AJ12" chart:label-cell-address="Sheet6.AJ1:Sheet6.AJ1" chart:class="chart:bar">
            <chart:data-point chart:repeated="11"/>
          </chart:series>
          <chart:series chart:style-name="ch8" chart:values-cell-range-address="Sheet6.AK2:Sheet6.AK12" chart:label-cell-address="Sheet6.AK1:Sheet6.AK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３番目の収納棚を削除</text:p>
                <draw:g>
                  <svg:desc>Sheet6.AJ1:Sheet6.AJ1</svg:desc>
                </draw:g>
              </table:table-cell>
              <table:table-cell office:value-type="string">
                <text:p>収納棚修正なし</text:p>
                <draw:g>
                  <svg:desc>Sheet6.AK1:Sheet6.A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6.AI2:Sheet6.AI12</svg:desc>
                </draw:g>
              </table:table-cell>
              <table:table-cell office:value-type="float" office:value="0">
                <text:p>0</text:p>
                <draw:g>
                  <svg:desc>Sheet6.AJ2:Sheet6.AJ12</svg:desc>
                </draw:g>
              </table:table-cell>
              <table:table-cell office:value-type="float" office:value="0">
                <text:p>0</text:p>
                <draw:g>
                  <svg:desc>Sheet6.AK2:Sheet6.AK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7cm" xlink:href=".." xlink:type="simple" chart:class="chart:bar" chart:style-name="ch1">
        <chart:legend chart:legend-position="end" svg:x="10.559cm" svg:y="3.839cm" style:legend-expansion="high" chart:style-name="ch2"/>
        <chart:plot-area chart:style-name="ch3" table:cell-range-address="Sheet6.V1:Sheet6.X12" chart:data-source-has-labels="both" svg:x="0.319cm" svg:y="0.179cm" svg:width="9.921cm" svg:height="8.629cm">
          <chartooo:coordinate-region svg:x="1.239cm" svg:y="0.179cm" svg:width="9.001cm" svg:height="6.702cm"/>
          <chart:axis chart:dimension="x" chart:name="primary-x" chart:style-name="ch4" chartooo:axis-type="auto">
            <chartooo:date-scale/>
            <chart:categories table:cell-range-address="Sheet6.V2:Sheet6.V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6.W2:Sheet6.W12" chart:label-cell-address="Sheet6.W1:Sheet6.W1" chart:class="chart:bar">
            <chart:data-point chart:repeated="11"/>
          </chart:series>
          <chart:series chart:style-name="ch8" chart:values-cell-range-address="Sheet6.X2:Sheet6.X12" chart:label-cell-address="Sheet6.X1:Sheet6.X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0番目の収納棚を削除</text:p>
                <draw:g>
                  <svg:desc>Sheet6.W1:Sheet6.W1</svg:desc>
                </draw:g>
              </table:table-cell>
              <table:table-cell office:value-type="string">
                <text:p>収納棚修正なし</text:p>
                <draw:g>
                  <svg:desc>Sheet6.X1:Sheet6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6.V2:Sheet6.V12</svg:desc>
                </draw:g>
              </table:table-cell>
              <table:table-cell office:value-type="float" office:value="0">
                <text:p>0</text:p>
                <draw:g>
                  <svg:desc>Sheet6.W2:Sheet6.W12</svg:desc>
                </draw:g>
              </table:table-cell>
              <table:table-cell office:value-type="float" office:value="0">
                <text:p>0</text:p>
                <draw:g>
                  <svg:desc>Sheet6.X2:Sheet6.X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3cm" svg:y="3.846cm" style:legend-expansion="high" chart:style-name="ch2"/>
        <chart:plot-area chart:style-name="ch3" table:cell-range-address="Sheet5.AB1:Sheet5.AD12" chart:data-source-has-labels="both" svg:x="0.32cm" svg:y="0.18cm" svg:width="10.113cm" svg:height="8.64cm">
          <chartooo:coordinate-region svg:x="1.231cm" svg:y="0.18cm" svg:width="9.202cm" svg:height="6.713cm"/>
          <chart:axis chart:dimension="x" chart:name="primary-x" chart:style-name="ch4" chartooo:axis-type="auto">
            <chartooo:date-scale/>
            <chart:categories table:cell-range-address="Sheet5.AB2:Sheet5.AB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AC2:Sheet5.AC12" chart:label-cell-address="Sheet5.AC1:Sheet5.AC1" chart:class="chart:bar">
            <chart:data-point chart:repeated="11"/>
          </chart:series>
          <chart:series chart:style-name="ch8" chart:values-cell-range-address="Sheet5.AD2:Sheet5.AD12" chart:label-cell-address="Sheet5.AD1:Sheet5.AD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3番目の収納棚を削除</text:p>
                <draw:g>
                  <svg:desc>Sheet5.AC1:Sheet5.AC1</svg:desc>
                </draw:g>
              </table:table-cell>
              <table:table-cell office:value-type="string">
                <text:p>収納棚修正なし</text:p>
                <draw:g>
                  <svg:desc>Sheet5.AD1:Sheet5.A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5.AB2:Sheet5.AB12</svg:desc>
                </draw:g>
              </table:table-cell>
              <table:table-cell office:value-type="float" office:value="0">
                <text:p>0</text:p>
                <draw:g>
                  <svg:desc>Sheet5.AC2:Sheet5.AC12</svg:desc>
                </draw:g>
              </table:table-cell>
              <table:table-cell office:value-type="float" office:value="0">
                <text:p>0</text:p>
                <draw:g>
                  <svg:desc>Sheet5.AD2:Sheet5.AD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753cm" svg:y="3.846cm" style:legend-expansion="high" chart:style-name="ch2"/>
        <chart:plot-area chart:style-name="ch3" table:cell-range-address="Sheet5.H1:Sheet5.J12" chart:data-source-has-labels="both" svg:x="0.32cm" svg:y="0.18cm" svg:width="10.113cm" svg:height="8.64cm">
          <chartooo:coordinate-region svg:x="1.231cm" svg:y="0.18cm" svg:width="9.202cm" svg:height="6.713cm"/>
          <chart:axis chart:dimension="x" chart:name="primary-x" chart:style-name="ch4" chartooo:axis-type="auto">
            <chartooo:date-scale/>
            <chart:categories table:cell-range-address="Sheet5.H2:Sheet5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I2:Sheet5.I12" chart:label-cell-address="Sheet5.I1:Sheet5.I1" chart:class="chart:bar">
            <chart:data-point chart:repeated="11"/>
          </chart:series>
          <chart:series chart:style-name="ch8" chart:values-cell-range-address="Sheet5.J2:Sheet5.J12" chart:label-cell-address="Sheet5.J1:Sheet5.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3番目の収納棚を削除</text:p>
                <draw:g>
                  <svg:desc>Sheet5.I1:Sheet5.I1</svg:desc>
                </draw:g>
              </table:table-cell>
              <table:table-cell office:value-type="string">
                <text:p>収納棚修正なし</text:p>
                <draw:g>
                  <svg:desc>Sheet5.J1:Sheet5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5.H2:Sheet5.H12</svg:desc>
                </draw:g>
              </table:table-cell>
              <table:table-cell office:value-type="float" office:value="0">
                <text:p>0</text:p>
                <draw:g>
                  <svg:desc>Sheet5.I2:Sheet5.I12</svg:desc>
                </draw:g>
              </table:table-cell>
              <table:table-cell office:value-type="float" office:value="0">
                <text:p>0</text:p>
                <draw:g>
                  <svg:desc>Sheet5.J2:Sheet5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568cm" svg:y="3.846cm" style:legend-expansion="high" chart:style-name="ch2"/>
        <chart:plot-area chart:style-name="ch3" table:cell-range-address="Sheet1.I1:Sheet1.K12" chart:data-source-has-labels="both" svg:x="0.32cm" svg:y="0.18cm" svg:width="9.928cm" svg:height="8.64cm">
          <chartooo:coordinate-region svg:x="1.24cm" svg:y="0.18cm" svg:width="9.008cm" svg:height="6.713cm"/>
          <chart:axis chart:dimension="x" chart:name="primary-x" chart:style-name="ch4" chartooo:axis-type="auto">
            <chartooo:date-scale/>
            <chart:categories table:cell-range-address="Sheet1.I2:Sheet1.I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12" chart:label-cell-address="Sheet1.J1:Sheet1.J1" chart:class="chart:bar">
            <chart:data-point chart:repeated="11"/>
          </chart:series>
          <chart:series chart:style-name="ch8" chart:values-cell-range-address="Sheet1.K2:Sheet1.K12" chart:label-cell-address="Sheet1.K1:Sheet1.K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5番目の収納棚を削除</text:p>
                <draw:g>
                  <svg:desc>Sheet1.J1:Sheet1.J1</svg:desc>
                </draw:g>
              </table:table-cell>
              <table:table-cell office:value-type="string">
                <text:p>収納棚修正なし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1.I2:Sheet1.I12</svg:desc>
                </draw:g>
              </table:table-cell>
              <table:table-cell office:value-type="float" office:value="0">
                <text:p>0</text:p>
                <draw:g>
                  <svg:desc>Sheet1.J2:Sheet1.J12</svg:desc>
                </draw:g>
              </table:table-cell>
              <table:table-cell office:value-type="float" office:value="0">
                <text:p>0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87cm" xlink:href=".." xlink:type="simple" chart:class="chart:bar" chart:style-name="ch1">
        <chart:legend chart:legend-position="end" svg:x="10.559cm" svg:y="3.839cm" style:legend-expansion="high" chart:style-name="ch2"/>
        <chart:plot-area chart:style-name="ch3" table:cell-range-address="Sheet2.H1:Sheet2.J12" chart:data-source-has-labels="both" svg:x="0.319cm" svg:y="0.179cm" svg:width="9.921cm" svg:height="8.629cm">
          <chartooo:coordinate-region svg:x="1.239cm" svg:y="0.179cm" svg:width="9.001cm" svg:height="6.702cm"/>
          <chart:axis chart:dimension="x" chart:name="primary-x" chart:style-name="ch4" chartooo:axis-type="auto">
            <chartooo:date-scale/>
            <chart:categories table:cell-range-address="Sheet2.H2:Sheet2.H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I2:Sheet2.I12" chart:label-cell-address="Sheet2.I1:Sheet2.I1" chart:class="chart:bar">
            <chart:data-point chart:repeated="11"/>
          </chart:series>
          <chart:series chart:style-name="ch8" chart:values-cell-range-address="Sheet2.J2:Sheet2.J12" chart:label-cell-address="Sheet2.J1:Sheet2.J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左から16番目の収納棚を削除</text:p>
                <draw:g>
                  <svg:desc>Sheet2.I1:Sheet2.I1</svg:desc>
                </draw:g>
              </table:table-cell>
              <table:table-cell office:value-type="string">
                <text:p>収納棚修正なし</text:p>
                <draw:g>
                  <svg:desc>Sheet2.J1:Sheet2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000~4500</text:p>
                <draw:g>
                  <svg:desc>Sheet2.H2:Sheet2.H12</svg:desc>
                </draw:g>
              </table:table-cell>
              <table:table-cell office:value-type="float" office:value="0">
                <text:p>0</text:p>
                <draw:g>
                  <svg:desc>Sheet2.I2:Sheet2.I12</svg:desc>
                </draw:g>
              </table:table-cell>
              <table:table-cell office:value-type="float" office:value="0">
                <text:p>0</text:p>
                <draw:g>
                  <svg:desc>Sheet2.J2:Sheet2.J12</svg:desc>
                </draw:g>
              </table:table-cell>
            </table:table-row>
            <table:table-row>
              <table:table-cell office:value-type="string">
                <text:p>4501~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1~550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1~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1~650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1~70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001~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1~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1~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01~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1~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